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6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_14-2" table:style-name="ta1">
        <table:shapes>
          <draw:frame draw:z-index="0" draw:style-name="gr1" draw:text-style-name="P1" svg:width="6.2988in" svg:height="3.5429in" svg:x="0.3362in" svg:y="23.5898in">
            <draw:object draw:notify-on-update-of-ranges="'rawdata_14-2'.D106:'rawdata_14-2'.D131 'rawdata_14-2'.E106:'rawdata_14-2'.E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07" calcext:value-type="float">
            <text:p>0.35370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54369" calcext:value-type="float">
            <text:p>0.354369</text:p>
          </table:table-cell>
          <table:table-cell office:value-type="float" office:value="0.035951" calcext:value-type="float">
            <text:p>0.035951</text:p>
          </table:table-cell>
          <table:table-cell office:value-type="float" office:value="0.165684" calcext:value-type="float">
            <text:p>0.165684</text:p>
          </table:table-cell>
          <table:table-cell office:value-type="float" office:value="0.152135" calcext:value-type="float">
            <text:p>0.152135</text:p>
          </table:table-cell>
          <table:table-cell office:value-type="float" office:value="0.354493" calcext:value-type="float">
            <text:p>0.354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59" calcext:value-type="float">
            <text:p>0.354359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35502" calcext:value-type="float">
            <text:p>0.35502</text:p>
          </table:table-cell>
          <table:table-cell office:value-type="float" office:value="0.036181" calcext:value-type="float">
            <text:p>0.036181</text:p>
          </table:table-cell>
          <table:table-cell office:value-type="float" office:value="0.166399" calcext:value-type="float">
            <text:p>0.166399</text:p>
          </table:table-cell>
          <table:table-cell office:value-type="float" office:value="0.151901" calcext:value-type="float">
            <text:p>0.151901</text:p>
          </table:table-cell>
          <table:table-cell office:value-type="float" office:value="0.355138" calcext:value-type="float">
            <text:p>0.3551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138" calcext:value-type="float">
            <text:p>0.356138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.356815" calcext:value-type="float">
            <text:p>0.356815</text:p>
          </table:table-cell>
          <table:table-cell office:value-type="float" office:value="0.036435" calcext:value-type="float">
            <text:p>0.036435</text:p>
          </table:table-cell>
          <table:table-cell office:value-type="float" office:value="0.166683" calcext:value-type="float">
            <text:p>0.166683</text:p>
          </table:table-cell>
          <table:table-cell office:value-type="float" office:value="0.153093" calcext:value-type="float">
            <text:p>0.153093</text:p>
          </table:table-cell>
          <table:table-cell office:value-type="float" office:value="0.356937" calcext:value-type="float">
            <text:p>0.3569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91804" calcext:value-type="float">
            <text:p>0.291804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292468" calcext:value-type="float">
            <text:p>0.292468</text:p>
          </table:table-cell>
          <table:table-cell office:value-type="float" office:value="0.029124" calcext:value-type="float">
            <text:p>0.029124</text:p>
          </table:table-cell>
          <table:table-cell office:value-type="float" office:value="0.137452" calcext:value-type="float">
            <text:p>0.137452</text:p>
          </table:table-cell>
          <table:table-cell office:value-type="float" office:value="0.125334" calcext:value-type="float">
            <text:p>0.125334</text:p>
          </table:table-cell>
          <table:table-cell office:value-type="float" office:value="0.292589" calcext:value-type="float">
            <text:p>0.2925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356351" calcext:value-type="float">
            <text:p>0.356351</text:p>
          </table:table-cell>
          <table:table-cell office:value-type="float" office:value="0.038064" calcext:value-type="float">
            <text:p>0.038064</text:p>
          </table:table-cell>
          <table:table-cell office:value-type="float" office:value="0.165778" calcext:value-type="float">
            <text:p>0.165778</text:p>
          </table:table-cell>
          <table:table-cell office:value-type="float" office:value="0.151944" calcext:value-type="float">
            <text:p>0.151944</text:p>
          </table:table-cell>
          <table:table-cell office:value-type="float" office:value="0.356498" calcext:value-type="float">
            <text:p>0.356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356183" calcext:value-type="float">
            <text:p>0.356183</text:p>
          </table:table-cell>
          <table:table-cell office:value-type="float" office:value="0.037861" calcext:value-type="float">
            <text:p>0.037861</text:p>
          </table:table-cell>
          <table:table-cell office:value-type="float" office:value="0.166216" calcext:value-type="float">
            <text:p>0.166216</text:p>
          </table:table-cell>
          <table:table-cell office:value-type="float" office:value="0.151484" calcext:value-type="float">
            <text:p>0.151484</text:p>
          </table:table-cell>
          <table:table-cell office:value-type="float" office:value="0.356306" calcext:value-type="float">
            <text:p>0.3563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3346" calcext:value-type="float">
            <text:p>0.263346</text:p>
          </table:table-cell>
          <table:table-cell office:value-type="float" office:value="0.000944" calcext:value-type="float">
            <text:p>0.000944</text:p>
          </table:table-cell>
          <table:table-cell office:value-type="float" office:value="0.264011" calcext:value-type="float">
            <text:p>0.264011</text:p>
          </table:table-cell>
          <table:table-cell office:value-type="float" office:value="0.02654" calcext:value-type="float">
            <text:p>0.02654</text:p>
          </table:table-cell>
          <table:table-cell office:value-type="float" office:value="0.123901" calcext:value-type="float">
            <text:p>0.123901</text:p>
          </table:table-cell>
          <table:table-cell office:value-type="float" office:value="0.113065" calcext:value-type="float">
            <text:p>0.113065</text:p>
          </table:table-cell>
          <table:table-cell office:value-type="float" office:value="0.264131" calcext:value-type="float">
            <text:p>0.2641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52" calcext:value-type="float">
            <text:p>0.355052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715" calcext:value-type="float">
            <text:p>0.355715</text:p>
          </table:table-cell>
          <table:table-cell office:value-type="float" office:value="0.037737" calcext:value-type="float">
            <text:p>0.037737</text:p>
          </table:table-cell>
          <table:table-cell office:value-type="float" office:value="0.165533" calcext:value-type="float">
            <text:p>0.165533</text:p>
          </table:table-cell>
          <table:table-cell office:value-type="float" office:value="0.151808" calcext:value-type="float">
            <text:p>0.151808</text:p>
          </table:table-cell>
          <table:table-cell office:value-type="float" office:value="0.355839" calcext:value-type="float">
            <text:p>0.355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115" calcext:value-type="float">
            <text:p>0.35411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354777" calcext:value-type="float">
            <text:p>0.354777</text:p>
          </table:table-cell>
          <table:table-cell office:value-type="float" office:value="0.037133" calcext:value-type="float">
            <text:p>0.037133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151647" calcext:value-type="float">
            <text:p>0.151647</text:p>
          </table:table-cell>
          <table:table-cell office:value-type="float" office:value="0.354902" calcext:value-type="float">
            <text:p>0.3549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35644" calcext:value-type="float">
            <text:p>0.35644</text:p>
          </table:table-cell>
          <table:table-cell office:value-type="float" office:value="0.037998" calcext:value-type="float">
            <text:p>0.037998</text:p>
          </table:table-cell>
          <table:table-cell office:value-type="float" office:value="0.16609" calcext:value-type="float">
            <text:p>0.16609</text:p>
          </table:table-cell>
          <table:table-cell office:value-type="float" office:value="0.151742" calcext:value-type="float">
            <text:p>0.151742</text:p>
          </table:table-cell>
          <table:table-cell office:value-type="float" office:value="0.356562" calcext:value-type="float">
            <text:p>0.3565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55" calcext:value-type="float">
            <text:p>0.354655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355314" calcext:value-type="float">
            <text:p>0.355314</text:p>
          </table:table-cell>
          <table:table-cell office:value-type="float" office:value="0.036932" calcext:value-type="float">
            <text:p>0.036932</text:p>
          </table:table-cell>
          <table:table-cell office:value-type="float" office:value="0.165998" calcext:value-type="float">
            <text:p>0.165998</text:p>
          </table:table-cell>
          <table:table-cell office:value-type="float" office:value="0.151858" calcext:value-type="float">
            <text:p>0.151858</text:p>
          </table:table-cell>
          <table:table-cell office:value-type="float" office:value="0.355428" calcext:value-type="float">
            <text:p>0.3554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4823" calcext:value-type="float">
            <text:p>0.34823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348891" calcext:value-type="float">
            <text:p>0.348891</text:p>
          </table:table-cell>
          <table:table-cell office:value-type="float" office:value="0.036452" calcext:value-type="float">
            <text:p>0.036452</text:p>
          </table:table-cell>
          <table:table-cell office:value-type="float" office:value="0.162867" calcext:value-type="float">
            <text:p>0.162867</text:p>
          </table:table-cell>
          <table:table-cell office:value-type="float" office:value="0.149025" calcext:value-type="float">
            <text:p>0.149025</text:p>
          </table:table-cell>
          <table:table-cell office:value-type="float" office:value="0.349011" calcext:value-type="float">
            <text:p>0.3490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721" calcext:value-type="float">
            <text:p>0.35472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355385" calcext:value-type="float">
            <text:p>0.355385</text:p>
          </table:table-cell>
          <table:table-cell office:value-type="float" office:value="0.038588" calcext:value-type="float">
            <text:p>0.038588</text:p>
          </table:table-cell>
          <table:table-cell office:value-type="float" office:value="0.165402" calcext:value-type="float">
            <text:p>0.165402</text:p>
          </table:table-cell>
          <table:table-cell office:value-type="float" office:value="0.150829" calcext:value-type="float">
            <text:p>0.150829</text:p>
          </table:table-cell>
          <table:table-cell office:value-type="float" office:value="0.355505" calcext:value-type="float">
            <text:p>0.355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1" calcext:value-type="float">
            <text:p>0.35631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35697" calcext:value-type="float">
            <text:p>0.35697</text:p>
          </table:table-cell>
          <table:table-cell office:value-type="float" office:value="0.037628" calcext:value-type="float">
            <text:p>0.037628</text:p>
          </table:table-cell>
          <table:table-cell office:value-type="float" office:value="0.165448" calcext:value-type="float">
            <text:p>0.165448</text:p>
          </table:table-cell>
          <table:table-cell office:value-type="float" office:value="0.151086" calcext:value-type="float">
            <text:p>0.151086</text:p>
          </table:table-cell>
          <table:table-cell office:value-type="float" office:value="0.357097" calcext:value-type="float">
            <text:p>0.357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546" calcext:value-type="float">
            <text:p>0.352546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353229" calcext:value-type="float">
            <text:p>0.353229</text:p>
          </table:table-cell>
          <table:table-cell office:value-type="float" office:value="0.035115" calcext:value-type="float">
            <text:p>0.035115</text:p>
          </table:table-cell>
          <table:table-cell office:value-type="float" office:value="0.165713" calcext:value-type="float">
            <text:p>0.165713</text:p>
          </table:table-cell>
          <table:table-cell office:value-type="float" office:value="0.15188" calcext:value-type="float">
            <text:p>0.15188</text:p>
          </table:table-cell>
          <table:table-cell office:value-type="float" office:value="0.353353" calcext:value-type="float">
            <text:p>0.353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589" calcext:value-type="float">
            <text:p>0.356589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7249" calcext:value-type="float">
            <text:p>0.357249</text:p>
          </table:table-cell>
          <table:table-cell office:value-type="float" office:value="0.03964" calcext:value-type="float">
            <text:p>0.03964</text:p>
          </table:table-cell>
          <table:table-cell office:value-type="float" office:value="0.165878" calcext:value-type="float">
            <text:p>0.165878</text:p>
          </table:table-cell>
          <table:table-cell office:value-type="float" office:value="0.151214" calcext:value-type="float">
            <text:p>0.151214</text:p>
          </table:table-cell>
          <table:table-cell office:value-type="float" office:value="0.357371" calcext:value-type="float">
            <text:p>0.3573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26575" calcext:value-type="float">
            <text:p>0.326575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27237" calcext:value-type="float">
            <text:p>0.327237</text:p>
          </table:table-cell>
          <table:table-cell office:value-type="float" office:value="0.033872" calcext:value-type="float">
            <text:p>0.033872</text:p>
          </table:table-cell>
          <table:table-cell office:value-type="float" office:value="0.152956" calcext:value-type="float">
            <text:p>0.152956</text:p>
          </table:table-cell>
          <table:table-cell office:value-type="float" office:value="0.13988" calcext:value-type="float">
            <text:p>0.13988</text:p>
          </table:table-cell>
          <table:table-cell office:value-type="float" office:value="0.327357" calcext:value-type="float">
            <text:p>0.3273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8275" calcext:value-type="float">
            <text:p>0.358275</text:p>
          </table:table-cell>
          <table:table-cell office:value-type="float" office:value="0.001" calcext:value-type="float">
            <text:p>0.001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40938" calcext:value-type="float">
            <text:p>0.040938</text:p>
          </table:table-cell>
          <table:table-cell office:value-type="float" office:value="0.165588" calcext:value-type="float">
            <text:p>0.165588</text:p>
          </table:table-cell>
          <table:table-cell office:value-type="float" office:value="0.151838" calcext:value-type="float">
            <text:p>0.151838</text:p>
          </table:table-cell>
          <table:table-cell office:value-type="float" office:value="0.359009" calcext:value-type="float">
            <text:p>0.3590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7286" calcext:value-type="float">
            <text:p>0.22728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27947" calcext:value-type="float">
            <text:p>0.227947</text:p>
          </table:table-cell>
          <table:table-cell office:value-type="float" office:value="0.024539" calcext:value-type="float">
            <text:p>0.024539</text:p>
          </table:table-cell>
          <table:table-cell office:value-type="float" office:value="0.106159" calcext:value-type="float">
            <text:p>0.106159</text:p>
          </table:table-cell>
          <table:table-cell office:value-type="float" office:value="0.096849" calcext:value-type="float">
            <text:p>0.096849</text:p>
          </table:table-cell>
          <table:table-cell office:value-type="float" office:value="0.228021" calcext:value-type="float">
            <text:p>0.2280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07" calcext:value-type="float">
            <text:p>0.356807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357467" calcext:value-type="float">
            <text:p>0.357467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0.16546" calcext:value-type="float">
            <text:p>0.16546</text:p>
          </table:table-cell>
          <table:table-cell office:value-type="float" office:value="0.151424" calcext:value-type="float">
            <text:p>0.151424</text:p>
          </table:table-cell>
          <table:table-cell office:value-type="float" office:value="0.357599" calcext:value-type="float">
            <text:p>0.3575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6824" calcext:value-type="float">
            <text:p>0.366824</text:p>
          </table:table-cell>
          <table:table-cell office:value-type="float" office:value="0.013873" calcext:value-type="float">
            <text:p>0.013873</text:p>
          </table:table-cell>
          <table:table-cell office:value-type="float" office:value="0.367482" calcext:value-type="float">
            <text:p>0.367482</text:p>
          </table:table-cell>
          <table:table-cell office:value-type="float" office:value="0.035949" calcext:value-type="float">
            <text:p>0.035949</text:p>
          </table:table-cell>
          <table:table-cell office:value-type="float" office:value="0.165179" calcext:value-type="float">
            <text:p>0.165179</text:p>
          </table:table-cell>
          <table:table-cell office:value-type="float" office:value="0.15184" calcext:value-type="float">
            <text:p>0.15184</text:p>
          </table:table-cell>
          <table:table-cell office:value-type="float" office:value="0.367604" calcext:value-type="float">
            <text:p>0.367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917" calcext:value-type="float">
            <text:p>0.38917</text:p>
          </table:table-cell>
          <table:table-cell office:value-type="float" office:value="0.020878" calcext:value-type="float">
            <text:p>0.020878</text:p>
          </table:table-cell>
          <table:table-cell office:value-type="float" office:value="0.38983" calcext:value-type="float">
            <text:p>0.38983</text:p>
          </table:table-cell>
          <table:table-cell office:value-type="float" office:value="0.052683" calcext:value-type="float">
            <text:p>0.052683</text:p>
          </table:table-cell>
          <table:table-cell office:value-type="float" office:value="0.182812" calcext:value-type="float">
            <text:p>0.182812</text:p>
          </table:table-cell>
          <table:table-cell office:value-type="float" office:value="0.153735" calcext:value-type="float">
            <text:p>0.153735</text:p>
          </table:table-cell>
          <table:table-cell office:value-type="float" office:value="0.389951" calcext:value-type="float">
            <text:p>0.389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93" calcext:value-type="float">
            <text:p>0.24929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249956" calcext:value-type="float">
            <text:p>0.249956</text:p>
          </table:table-cell>
          <table:table-cell office:value-type="float" office:value="0.027203" calcext:value-type="float">
            <text:p>0.027203</text:p>
          </table:table-cell>
          <table:table-cell office:value-type="float" office:value="0.11647" calcext:value-type="float">
            <text:p>0.11647</text:p>
          </table:table-cell>
          <table:table-cell office:value-type="float" office:value="0.105831" calcext:value-type="float">
            <text:p>0.105831</text:p>
          </table:table-cell>
          <table:table-cell office:value-type="float" office:value="0.250076" calcext:value-type="float">
            <text:p>0.2500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353718" calcext:value-type="float">
            <text:p>0.353718</text:p>
          </table:table-cell>
          <table:table-cell office:value-type="float" office:value="0.035312" calcext:value-type="float">
            <text:p>0.035312</text:p>
          </table:table-cell>
          <table:table-cell office:value-type="float" office:value="0.166489" calcext:value-type="float">
            <text:p>0.166489</text:p>
          </table:table-cell>
          <table:table-cell office:value-type="float" office:value="0.151369" calcext:value-type="float">
            <text:p>0.151369</text:p>
          </table:table-cell>
          <table:table-cell office:value-type="float" office:value="0.353839" calcext:value-type="float">
            <text:p>0.3538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7296" calcext:value-type="float">
            <text:p>0.357296</text:p>
          </table:table-cell>
          <table:table-cell office:value-type="float" office:value="0.003168" calcext:value-type="float">
            <text:p>0.003168</text:p>
          </table:table-cell>
          <table:table-cell office:value-type="float" office:value="0.358005" calcext:value-type="float">
            <text:p>0.358005</text:p>
          </table:table-cell>
          <table:table-cell office:value-type="float" office:value="0.034272" calcext:value-type="float">
            <text:p>0.034272</text:p>
          </table:table-cell>
          <table:table-cell office:value-type="float" office:value="0.1669" calcext:value-type="float">
            <text:p>0.1669</text:p>
          </table:table-cell>
          <table:table-cell office:value-type="float" office:value="0.152995" calcext:value-type="float">
            <text:p>0.152995</text:p>
          </table:table-cell>
          <table:table-cell office:value-type="float" office:value="0.35813" calcext:value-type="float">
            <text:p>0.35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29" calcext:value-type="float">
            <text:p>0.355029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355688" calcext:value-type="float">
            <text:p>0.355688</text:p>
          </table:table-cell>
          <table:table-cell office:value-type="float" office:value="0.036364" calcext:value-type="float">
            <text:p>0.036364</text:p>
          </table:table-cell>
          <table:table-cell office:value-type="float" office:value="0.166166" calcext:value-type="float">
            <text:p>0.166166</text:p>
          </table:table-cell>
          <table:table-cell office:value-type="float" office:value="0.152542" calcext:value-type="float">
            <text:p>0.152542</text:p>
          </table:table-cell>
          <table:table-cell office:value-type="float" office:value="0.355816" calcext:value-type="float">
            <text:p>0.355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45" calcext:value-type="float">
            <text:p>0.354245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037387" calcext:value-type="float">
            <text:p>0.037387</text:p>
          </table:table-cell>
          <table:table-cell office:value-type="float" office:value="0.165806" calcext:value-type="float">
            <text:p>0.165806</text:p>
          </table:table-cell>
          <table:table-cell office:value-type="float" office:value="0.151185" calcext:value-type="float">
            <text:p>0.151185</text:p>
          </table:table-cell>
          <table:table-cell office:value-type="float" office:value="0.35498" calcext:value-type="float">
            <text:p>0.354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0566" calcext:value-type="float">
            <text:p>0.330566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31227" calcext:value-type="float">
            <text:p>0.331227</text:p>
          </table:table-cell>
          <table:table-cell office:value-type="float" office:value="0.034301" calcext:value-type="float">
            <text:p>0.034301</text:p>
          </table:table-cell>
          <table:table-cell office:value-type="float" office:value="0.154533" calcext:value-type="float">
            <text:p>0.154533</text:p>
          </table:table-cell>
          <table:table-cell office:value-type="float" office:value="0.141872" calcext:value-type="float">
            <text:p>0.141872</text:p>
          </table:table-cell>
          <table:table-cell office:value-type="float" office:value="0.331353" calcext:value-type="float">
            <text:p>0.331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009" calcext:value-type="float">
            <text:p>0.351009</text:p>
          </table:table-cell>
          <table:table-cell office:value-type="float" office:value="0.000946" calcext:value-type="float">
            <text:p>0.000946</text:p>
          </table:table-cell>
          <table:table-cell office:value-type="float" office:value="0.351668" calcext:value-type="float">
            <text:p>0.351668</text:p>
          </table:table-cell>
          <table:table-cell office:value-type="float" office:value="0.033851" calcext:value-type="float">
            <text:p>0.033851</text:p>
          </table:table-cell>
          <table:table-cell office:value-type="float" office:value="0.165825" calcext:value-type="float">
            <text:p>0.165825</text:p>
          </table:table-cell>
          <table:table-cell office:value-type="float" office:value="0.151417" calcext:value-type="float">
            <text:p>0.151417</text:p>
          </table:table-cell>
          <table:table-cell office:value-type="float" office:value="0.351792" calcext:value-type="float">
            <text:p>0.3517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94" calcext:value-type="float">
            <text:p>0.355794</text:p>
          </table:table-cell>
          <table:table-cell office:value-type="float" office:value="0.003453" calcext:value-type="float">
            <text:p>0.003453</text:p>
          </table:table-cell>
          <table:table-cell office:value-type="float" office:value="0.356456" calcext:value-type="float">
            <text:p>0.356456</text:p>
          </table:table-cell>
          <table:table-cell office:value-type="float" office:value="0.034899" calcext:value-type="float">
            <text:p>0.034899</text:p>
          </table:table-cell>
          <table:table-cell office:value-type="float" office:value="0.166481" calcext:value-type="float">
            <text:p>0.166481</text:p>
          </table:table-cell>
          <table:table-cell office:value-type="float" office:value="0.154445" calcext:value-type="float">
            <text:p>0.154445</text:p>
          </table:table-cell>
          <table:table-cell office:value-type="float" office:value="0.356577" calcext:value-type="float">
            <text:p>0.356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375" calcext:value-type="float">
            <text:p>0.354375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355039" calcext:value-type="float">
            <text:p>0.355039</text:p>
          </table:table-cell>
          <table:table-cell office:value-type="float" office:value="0.03496" calcext:value-type="float">
            <text:p>0.03496</text:p>
          </table:table-cell>
          <table:table-cell office:value-type="float" office:value="0.165991" calcext:value-type="float">
            <text:p>0.165991</text:p>
          </table:table-cell>
          <table:table-cell office:value-type="float" office:value="0.15348" calcext:value-type="float">
            <text:p>0.15348</text:p>
          </table:table-cell>
          <table:table-cell office:value-type="float" office:value="0.355167" calcext:value-type="float">
            <text:p>0.355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459" calcext:value-type="float">
            <text:p>0.355459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.35612" calcext:value-type="float">
            <text:p>0.35612</text:p>
          </table:table-cell>
          <table:table-cell office:value-type="float" office:value="0.037452" calcext:value-type="float">
            <text:p>0.037452</text:p>
          </table:table-cell>
          <table:table-cell office:value-type="float" office:value="0.166188" calcext:value-type="float">
            <text:p>0.166188</text:p>
          </table:table-cell>
          <table:table-cell office:value-type="float" office:value="0.151928" calcext:value-type="float">
            <text:p>0.151928</text:p>
          </table:table-cell>
          <table:table-cell office:value-type="float" office:value="0.356231" calcext:value-type="float">
            <text:p>0.356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91" calcext:value-type="float">
            <text:p>0.354091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35476" calcext:value-type="float">
            <text:p>0.35476</text:p>
          </table:table-cell>
          <table:table-cell office:value-type="float" office:value="0.035704" calcext:value-type="float">
            <text:p>0.035704</text:p>
          </table:table-cell>
          <table:table-cell office:value-type="float" office:value="0.166561" calcext:value-type="float">
            <text:p>0.166561</text:p>
          </table:table-cell>
          <table:table-cell office:value-type="float" office:value="0.151892" calcext:value-type="float">
            <text:p>0.151892</text:p>
          </table:table-cell>
          <table:table-cell office:value-type="float" office:value="0.354876" calcext:value-type="float">
            <text:p>0.3548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11048" calcext:value-type="float">
            <text:p>0.411048</text:p>
          </table:table-cell>
          <table:table-cell office:value-type="float" office:value="0.028564" calcext:value-type="float">
            <text:p>0.028564</text:p>
          </table:table-cell>
          <table:table-cell office:value-type="float" office:value="0.411725" calcext:value-type="float">
            <text:p>0.411725</text:p>
          </table:table-cell>
          <table:table-cell office:value-type="float" office:value="0.076448" calcext:value-type="float">
            <text:p>0.076448</text:p>
          </table:table-cell>
          <table:table-cell office:value-type="float" office:value="0.181138" calcext:value-type="float">
            <text:p>0.181138</text:p>
          </table:table-cell>
          <table:table-cell office:value-type="float" office:value="0.153553" calcext:value-type="float">
            <text:p>0.153553</text:p>
          </table:table-cell>
          <table:table-cell office:value-type="float" office:value="0.411797" calcext:value-type="float">
            <text:p>0.411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26" calcext:value-type="float">
            <text:p>0.35482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355488" calcext:value-type="float">
            <text:p>0.355488</text:p>
          </table:table-cell>
          <table:table-cell office:value-type="float" office:value="0.037581" calcext:value-type="float">
            <text:p>0.037581</text:p>
          </table:table-cell>
          <table:table-cell office:value-type="float" office:value="0.16567" calcext:value-type="float">
            <text:p>0.16567</text:p>
          </table:table-cell>
          <table:table-cell office:value-type="float" office:value="0.151713" calcext:value-type="float">
            <text:p>0.151713</text:p>
          </table:table-cell>
          <table:table-cell office:value-type="float" office:value="0.355619" calcext:value-type="float">
            <text:p>0.3556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2543" calcext:value-type="float">
            <text:p>0.382543</text:p>
          </table:table-cell>
          <table:table-cell office:value-type="float" office:value="0.001775" calcext:value-type="float">
            <text:p>0.001775</text:p>
          </table:table-cell>
          <table:table-cell office:value-type="float" office:value="0.383207" calcext:value-type="float">
            <text:p>0.383207</text:p>
          </table:table-cell>
          <table:table-cell office:value-type="float" office:value="0.064169" calcext:value-type="float">
            <text:p>0.064169</text:p>
          </table:table-cell>
          <table:table-cell office:value-type="float" office:value="0.166841" calcext:value-type="float">
            <text:p>0.166841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83279" calcext:value-type="float">
            <text:p>0.3832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4347" calcext:value-type="float">
            <text:p>0.364347</text:p>
          </table:table-cell>
          <table:table-cell office:value-type="float" office:value="0.012102" calcext:value-type="float">
            <text:p>0.012102</text:p>
          </table:table-cell>
          <table:table-cell office:value-type="float" office:value="0.365007" calcext:value-type="float">
            <text:p>0.365007</text:p>
          </table:table-cell>
          <table:table-cell office:value-type="float" office:value="0.034248" calcext:value-type="float">
            <text:p>0.034248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05" calcext:value-type="float">
            <text:p>0.151205</text:p>
          </table:table-cell>
          <table:table-cell office:value-type="float" office:value="0.365125" calcext:value-type="float">
            <text:p>0.365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05" calcext:value-type="float">
            <text:p>0.35400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354668" calcext:value-type="float">
            <text:p>0.354668</text:p>
          </table:table-cell>
          <table:table-cell office:value-type="float" office:value="0.036851" calcext:value-type="float">
            <text:p>0.036851</text:p>
          </table:table-cell>
          <table:table-cell office:value-type="float" office:value="0.165925" calcext:value-type="float">
            <text:p>0.165925</text:p>
          </table:table-cell>
          <table:table-cell office:value-type="float" office:value="0.151299" calcext:value-type="float">
            <text:p>0.151299</text:p>
          </table:table-cell>
          <table:table-cell office:value-type="float" office:value="0.354791" calcext:value-type="float">
            <text:p>0.354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352" calcext:value-type="float">
            <text:p>0.356352</text:p>
          </table:table-cell>
          <table:table-cell office:value-type="float" office:value="0.004341" calcext:value-type="float">
            <text:p>0.004341</text:p>
          </table:table-cell>
          <table:table-cell office:value-type="float" office:value="0.357012" calcext:value-type="float">
            <text:p>0.357012</text:p>
          </table:table-cell>
          <table:table-cell office:value-type="float" office:value="0.034576" calcext:value-type="float">
            <text:p>0.034576</text:p>
          </table:table-cell>
          <table:table-cell office:value-type="float" office:value="0.167049" calcext:value-type="float">
            <text:p>0.167049</text:p>
          </table:table-cell>
          <table:table-cell office:value-type="float" office:value="0.151728" calcext:value-type="float">
            <text:p>0.151728</text:p>
          </table:table-cell>
          <table:table-cell office:value-type="float" office:value="0.357149" calcext:value-type="float">
            <text:p>0.3571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812" calcext:value-type="float">
            <text:p>0.356812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357472" calcext:value-type="float">
            <text:p>0.357472</text:p>
          </table:table-cell>
          <table:table-cell office:value-type="float" office:value="0.039345" calcext:value-type="float">
            <text:p>0.039345</text:p>
          </table:table-cell>
          <table:table-cell office:value-type="float" office:value="0.165665" calcext:value-type="float">
            <text:p>0.165665</text:p>
          </table:table-cell>
          <table:table-cell office:value-type="float" office:value="0.151895" calcext:value-type="float">
            <text:p>0.151895</text:p>
          </table:table-cell>
          <table:table-cell office:value-type="float" office:value="0.357596" calcext:value-type="float">
            <text:p>0.3575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39984" calcext:value-type="float">
            <text:p>0.339984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340646" calcext:value-type="float">
            <text:p>0.340646</text:p>
          </table:table-cell>
          <table:table-cell office:value-type="float" office:value="0.034688" calcext:value-type="float">
            <text:p>0.034688</text:p>
          </table:table-cell>
          <table:table-cell office:value-type="float" office:value="0.159527" calcext:value-type="float">
            <text:p>0.159527</text:p>
          </table:table-cell>
          <table:table-cell office:value-type="float" office:value="0.145852" calcext:value-type="float">
            <text:p>0.145852</text:p>
          </table:table-cell>
          <table:table-cell office:value-type="float" office:value="0.340767" calcext:value-type="float">
            <text:p>0.340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7545" calcext:value-type="float">
            <text:p>0.377545</text:p>
          </table:table-cell>
          <table:table-cell office:value-type="float" office:value="0.012777" calcext:value-type="float">
            <text:p>0.012777</text:p>
          </table:table-cell>
          <table:table-cell office:value-type="float" office:value="0.378221" calcext:value-type="float">
            <text:p>0.378221</text:p>
          </table:table-cell>
          <table:table-cell office:value-type="float" office:value="0.048725" calcext:value-type="float">
            <text:p>0.048725</text:p>
          </table:table-cell>
          <table:table-cell office:value-type="float" office:value="0.176458" calcext:value-type="float">
            <text:p>0.176458</text:p>
          </table:table-cell>
          <table:table-cell office:value-type="float" office:value="0.15248" calcext:value-type="float">
            <text:p>0.15248</text:p>
          </table:table-cell>
          <table:table-cell office:value-type="float" office:value="0.378353" calcext:value-type="float">
            <text:p>0.3783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803" calcext:value-type="float">
            <text:p>0.352803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353466" calcext:value-type="float">
            <text:p>0.353466</text:p>
          </table:table-cell>
          <table:table-cell office:value-type="float" office:value="0.035773" calcext:value-type="float">
            <text:p>0.035773</text:p>
          </table:table-cell>
          <table:table-cell office:value-type="float" office:value="0.165932" calcext:value-type="float">
            <text:p>0.165932</text:p>
          </table:table-cell>
          <table:table-cell office:value-type="float" office:value="0.151248" calcext:value-type="float">
            <text:p>0.151248</text:p>
          </table:table-cell>
          <table:table-cell office:value-type="float" office:value="0.353565" calcext:value-type="float">
            <text:p>0.35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35" calcext:value-type="float">
            <text:p>0.354635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036798" calcext:value-type="float">
            <text:p>0.036798</text:p>
          </table:table-cell>
          <table:table-cell office:value-type="float" office:value="0.166183" calcext:value-type="float">
            <text:p>0.166183</text:p>
          </table:table-cell>
          <table:table-cell office:value-type="float" office:value="0.151705" calcext:value-type="float">
            <text:p>0.151705</text:p>
          </table:table-cell>
          <table:table-cell office:value-type="float" office:value="0.355421" calcext:value-type="float">
            <text:p>0.3554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4726" calcext:value-type="float">
            <text:p>0.274726</text:p>
          </table:table-cell>
          <table:table-cell office:value-type="float" office:value="0.01579" calcext:value-type="float">
            <text:p>0.01579</text:p>
          </table:table-cell>
          <table:table-cell office:value-type="float" office:value="0.275392" calcext:value-type="float">
            <text:p>0.275392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130136" calcext:value-type="float">
            <text:p>0.130136</text:p>
          </table:table-cell>
          <table:table-cell office:value-type="float" office:value="0.105301" calcext:value-type="float">
            <text:p>0.105301</text:p>
          </table:table-cell>
          <table:table-cell office:value-type="float" office:value="0.275466" calcext:value-type="float">
            <text:p>0.275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58" calcext:value-type="float">
            <text:p>0.354058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472" calcext:value-type="float">
            <text:p>0.35472</text:p>
          </table:table-cell>
          <table:table-cell office:value-type="float" office:value="0.036815" calcext:value-type="float">
            <text:p>0.036815</text:p>
          </table:table-cell>
          <table:table-cell office:value-type="float" office:value="0.165487" calcext:value-type="float">
            <text:p>0.165487</text:p>
          </table:table-cell>
          <table:table-cell office:value-type="float" office:value="0.151823" calcext:value-type="float">
            <text:p>0.151823</text:p>
          </table:table-cell>
          <table:table-cell office:value-type="float" office:value="0.35484" calcext:value-type="float">
            <text:p>0.354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1067" calcext:value-type="float">
            <text:p>0.401067</text:p>
          </table:table-cell>
          <table:table-cell office:value-type="float" office:value="0.019124" calcext:value-type="float">
            <text:p>0.019124</text:p>
          </table:table-cell>
          <table:table-cell office:value-type="float" office:value="0.401726" calcext:value-type="float">
            <text:p>0.401726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180851" calcext:value-type="float">
            <text:p>0.180851</text:p>
          </table:table-cell>
          <table:table-cell office:value-type="float" office:value="0.151917" calcext:value-type="float">
            <text:p>0.151917</text:p>
          </table:table-cell>
          <table:table-cell office:value-type="float" office:value="0.40185" calcext:value-type="float">
            <text:p>0.401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16302" calcext:value-type="float">
            <text:p>0.216302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216965" calcext:value-type="float">
            <text:p>0.216965</text:p>
          </table:table-cell>
          <table:table-cell office:value-type="float" office:value="0.02386" calcext:value-type="float">
            <text:p>0.02386</text:p>
          </table:table-cell>
          <table:table-cell office:value-type="float" office:value="0.100675" calcext:value-type="float">
            <text:p>0.100675</text:p>
          </table:table-cell>
          <table:table-cell office:value-type="float" office:value="0.092084" calcext:value-type="float">
            <text:p>0.092084</text:p>
          </table:table-cell>
          <table:table-cell office:value-type="float" office:value="0.217038" calcext:value-type="float">
            <text:p>0.217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0626" calcext:value-type="float">
            <text:p>0.400626</text:p>
          </table:table-cell>
          <table:table-cell office:value-type="float" office:value="0.020917" calcext:value-type="float">
            <text:p>0.020917</text:p>
          </table:table-cell>
          <table:table-cell office:value-type="float" office:value="0.401288" calcext:value-type="float">
            <text:p>0.401288</text:p>
          </table:table-cell>
          <table:table-cell office:value-type="float" office:value="0.066814" calcext:value-type="float">
            <text:p>0.066814</text:p>
          </table:table-cell>
          <table:table-cell office:value-type="float" office:value="0.182167" calcext:value-type="float">
            <text:p>0.182167</text:p>
          </table:table-cell>
          <table:table-cell office:value-type="float" office:value="0.151753" calcext:value-type="float">
            <text:p>0.151753</text:p>
          </table:table-cell>
          <table:table-cell office:value-type="float" office:value="0.401402" calcext:value-type="float">
            <text:p>0.401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89" calcext:value-type="float">
            <text:p>0.353989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354651" calcext:value-type="float">
            <text:p>0.354651</text:p>
          </table:table-cell>
          <table:table-cell office:value-type="float" office:value="0.036683" calcext:value-type="float">
            <text:p>0.036683</text:p>
          </table:table-cell>
          <table:table-cell office:value-type="float" office:value="0.165384" calcext:value-type="float">
            <text:p>0.165384</text:p>
          </table:table-cell>
          <table:table-cell office:value-type="float" office:value="0.151979" calcext:value-type="float">
            <text:p>0.151979</text:p>
          </table:table-cell>
          <table:table-cell office:value-type="float" office:value="0.354767" calcext:value-type="float">
            <text:p>0.354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058" calcext:value-type="float">
            <text:p>0.353058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35372" calcext:value-type="float">
            <text:p>0.35372</text:p>
          </table:table-cell>
          <table:table-cell office:value-type="float" office:value="0.036254" calcext:value-type="float">
            <text:p>0.036254</text:p>
          </table:table-cell>
          <table:table-cell office:value-type="float" office:value="0.165283" calcext:value-type="float">
            <text:p>0.165283</text:p>
          </table:table-cell>
          <table:table-cell office:value-type="float" office:value="0.151613" calcext:value-type="float">
            <text:p>0.151613</text:p>
          </table:table-cell>
          <table:table-cell office:value-type="float" office:value="0.353834" calcext:value-type="float">
            <text:p>0.3538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72" calcext:value-type="float">
            <text:p>0.355172</text:p>
          </table:table-cell>
          <table:table-cell office:value-type="float" office:value="0.002524" calcext:value-type="float">
            <text:p>0.002524</text:p>
          </table:table-cell>
          <table:table-cell office:value-type="float" office:value="0.355863" calcext:value-type="float">
            <text:p>0.355863</text:p>
          </table:table-cell>
          <table:table-cell office:value-type="float" office:value="0.035759" calcext:value-type="float">
            <text:p>0.035759</text:p>
          </table:table-cell>
          <table:table-cell office:value-type="float" office:value="0.166337" calcext:value-type="float">
            <text:p>0.166337</text:p>
          </table:table-cell>
          <table:table-cell office:value-type="float" office:value="0.153174" calcext:value-type="float">
            <text:p>0.153174</text:p>
          </table:table-cell>
          <table:table-cell office:value-type="float" office:value="0.355978" calcext:value-type="float">
            <text:p>0.3559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6208" calcext:value-type="float">
            <text:p>0.306208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306874" calcext:value-type="float">
            <text:p>0.306874</text:p>
          </table:table-cell>
          <table:table-cell office:value-type="float" office:value="0.029722" calcext:value-type="float">
            <text:p>0.029722</text:p>
          </table:table-cell>
          <table:table-cell office:value-type="float" office:value="0.143947" calcext:value-type="float">
            <text:p>0.143947</text:p>
          </table:table-cell>
          <table:table-cell office:value-type="float" office:value="0.130995" calcext:value-type="float">
            <text:p>0.130995</text:p>
          </table:table-cell>
          <table:table-cell office:value-type="float" office:value="0.307003" calcext:value-type="float">
            <text:p>0.3070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71" calcext:value-type="float">
            <text:p>0.354571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355231" calcext:value-type="float">
            <text:p>0.355231</text:p>
          </table:table-cell>
          <table:table-cell office:value-type="float" office:value="0.03745" calcext:value-type="float">
            <text:p>0.03745</text:p>
          </table:table-cell>
          <table:table-cell office:value-type="float" office:value="0.165462" calcext:value-type="float">
            <text:p>0.165462</text:p>
          </table:table-cell>
          <table:table-cell office:value-type="float" office:value="0.151734" calcext:value-type="float">
            <text:p>0.151734</text:p>
          </table:table-cell>
          <table:table-cell office:value-type="float" office:value="0.355347" calcext:value-type="float">
            <text:p>0.3553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601" calcext:value-type="float">
            <text:p>0.354601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0.355262" calcext:value-type="float">
            <text:p>0.355262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165548" calcext:value-type="float">
            <text:p>0.165548</text:p>
          </table:table-cell>
          <table:table-cell office:value-type="float" office:value="0.153266" calcext:value-type="float">
            <text:p>0.153266</text:p>
          </table:table-cell>
          <table:table-cell office:value-type="float" office:value="0.355382" calcext:value-type="float">
            <text:p>0.355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64581" calcext:value-type="float">
            <text:p>0.264581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0.265247" calcext:value-type="float">
            <text:p>0.265247</text:p>
          </table:table-cell>
          <table:table-cell office:value-type="float" office:value="0.028517" calcext:value-type="float">
            <text:p>0.028517</text:p>
          </table:table-cell>
          <table:table-cell office:value-type="float" office:value="0.123382" calcext:value-type="float">
            <text:p>0.123382</text:p>
          </table:table-cell>
          <table:table-cell office:value-type="float" office:value="0.112871" calcext:value-type="float">
            <text:p>0.112871</text:p>
          </table:table-cell>
          <table:table-cell office:value-type="float" office:value="0.265372" calcext:value-type="float">
            <text:p>0.2653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091" calcext:value-type="float">
            <text:p>0.355091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355755" calcext:value-type="float">
            <text:p>0.355755</text:p>
          </table:table-cell>
          <table:table-cell office:value-type="float" office:value="0.037268" calcext:value-type="float">
            <text:p>0.037268</text:p>
          </table:table-cell>
          <table:table-cell office:value-type="float" office:value="0.166279" calcext:value-type="float">
            <text:p>0.166279</text:p>
          </table:table-cell>
          <table:table-cell office:value-type="float" office:value="0.151598" calcext:value-type="float">
            <text:p>0.151598</text:p>
          </table:table-cell>
          <table:table-cell office:value-type="float" office:value="0.35587" calcext:value-type="float">
            <text:p>0.355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20013" calcext:value-type="float">
            <text:p>0.220013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.220676" calcext:value-type="float">
            <text:p>0.220676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0244" calcext:value-type="float">
            <text:p>0.10244</text:p>
          </table:table-cell>
          <table:table-cell office:value-type="float" office:value="0.093484" calcext:value-type="float">
            <text:p>0.093484</text:p>
          </table:table-cell>
          <table:table-cell office:value-type="float" office:value="0.220799" calcext:value-type="float">
            <text:p>0.2207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1632" calcext:value-type="float">
            <text:p>0.351632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0.352295" calcext:value-type="float">
            <text:p>0.352295</text:p>
          </table:table-cell>
          <table:table-cell office:value-type="float" office:value="0.034493" calcext:value-type="float">
            <text:p>0.034493</text:p>
          </table:table-cell>
          <table:table-cell office:value-type="float" office:value="0.165852" calcext:value-type="float">
            <text:p>0.165852</text:p>
          </table:table-cell>
          <table:table-cell office:value-type="float" office:value="0.15144" calcext:value-type="float">
            <text:p>0.15144</text:p>
          </table:table-cell>
          <table:table-cell office:value-type="float" office:value="0.352366" calcext:value-type="float">
            <text:p>0.3523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354452" calcext:value-type="float">
            <text:p>0.354452</text:p>
          </table:table-cell>
          <table:table-cell office:value-type="float" office:value="0.035013" calcext:value-type="float">
            <text:p>0.035013</text:p>
          </table:table-cell>
          <table:table-cell office:value-type="float" office:value="0.166493" calcext:value-type="float">
            <text:p>0.166493</text:p>
          </table:table-cell>
          <table:table-cell office:value-type="float" office:value="0.152351" calcext:value-type="float">
            <text:p>0.152351</text:p>
          </table:table-cell>
          <table:table-cell office:value-type="float" office:value="0.354525" calcext:value-type="float">
            <text:p>0.3545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2" calcext:value-type="float">
            <text:p>0.35341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354074" calcext:value-type="float">
            <text:p>0.354074</text:p>
          </table:table-cell>
          <table:table-cell office:value-type="float" office:value="0.035778" calcext:value-type="float">
            <text:p>0.035778</text:p>
          </table:table-cell>
          <table:table-cell office:value-type="float" office:value="0.165838" calcext:value-type="float">
            <text:p>0.165838</text:p>
          </table:table-cell>
          <table:table-cell office:value-type="float" office:value="0.151843" calcext:value-type="float">
            <text:p>0.151843</text:p>
          </table:table-cell>
          <table:table-cell office:value-type="float" office:value="0.3542" calcext:value-type="float">
            <text:p>0.35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67943" calcext:value-type="float">
            <text:p>0.36794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368602" calcext:value-type="float">
            <text:p>0.368602</text:p>
          </table:table-cell>
          <table:table-cell office:value-type="float" office:value="0.047956" calcext:value-type="float">
            <text:p>0.047956</text:p>
          </table:table-cell>
          <table:table-cell office:value-type="float" office:value="0.166928" calcext:value-type="float">
            <text:p>0.166928</text:p>
          </table:table-cell>
          <table:table-cell office:value-type="float" office:value="0.153165" calcext:value-type="float">
            <text:p>0.153165</text:p>
          </table:table-cell>
          <table:table-cell office:value-type="float" office:value="0.368671" calcext:value-type="float">
            <text:p>0.3686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266" calcext:value-type="float">
            <text:p>0.354266</text:p>
          </table:table-cell>
          <table:table-cell office:value-type="float" office:value="0.001344" calcext:value-type="float">
            <text:p>0.001344</text:p>
          </table:table-cell>
          <table:table-cell office:value-type="float" office:value="0.354959" calcext:value-type="float">
            <text:p>0.354959</text:p>
          </table:table-cell>
          <table:table-cell office:value-type="float" office:value="0.032792" calcext:value-type="float">
            <text:p>0.032792</text:p>
          </table:table-cell>
          <table:table-cell office:value-type="float" office:value="0.168141" calcext:value-type="float">
            <text:p>0.168141</text:p>
          </table:table-cell>
          <table:table-cell office:value-type="float" office:value="0.153477" calcext:value-type="float">
            <text:p>0.153477</text:p>
          </table:table-cell>
          <table:table-cell office:value-type="float" office:value="0.355033" calcext:value-type="float">
            <text:p>0.355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17" calcext:value-type="float">
            <text:p>0.355117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355779" calcext:value-type="float">
            <text:p>0.355779</text:p>
          </table:table-cell>
          <table:table-cell office:value-type="float" office:value="0.035087" calcext:value-type="float">
            <text:p>0.035087</text:p>
          </table:table-cell>
          <table:table-cell office:value-type="float" office:value="0.167211" calcext:value-type="float">
            <text:p>0.167211</text:p>
          </table:table-cell>
          <table:table-cell office:value-type="float" office:value="0.15289" calcext:value-type="float">
            <text:p>0.15289</text:p>
          </table:table-cell>
          <table:table-cell office:value-type="float" office:value="0.355848" calcext:value-type="float">
            <text:p>0.355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74" calcext:value-type="float">
            <text:p>0.353974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354633" calcext:value-type="float">
            <text:p>0.354633</text:p>
          </table:table-cell>
          <table:table-cell office:value-type="float" office:value="0.035701" calcext:value-type="float">
            <text:p>0.035701</text:p>
          </table:table-cell>
          <table:table-cell office:value-type="float" office:value="0.166736" calcext:value-type="float">
            <text:p>0.166736</text:p>
          </table:table-cell>
          <table:table-cell office:value-type="float" office:value="0.15167" calcext:value-type="float">
            <text:p>0.15167</text:p>
          </table:table-cell>
          <table:table-cell office:value-type="float" office:value="0.354749" calcext:value-type="float">
            <text:p>0.3547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23" calcext:value-type="float">
            <text:p>0.353923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354598" calcext:value-type="float">
            <text:p>0.354598</text:p>
          </table:table-cell>
          <table:table-cell office:value-type="float" office:value="0.032866" calcext:value-type="float">
            <text:p>0.032866</text:p>
          </table:table-cell>
          <table:table-cell office:value-type="float" office:value="0.167832" calcext:value-type="float">
            <text:p>0.167832</text:p>
          </table:table-cell>
          <table:table-cell office:value-type="float" office:value="0.153329" calcext:value-type="float">
            <text:p>0.153329</text:p>
          </table:table-cell>
          <table:table-cell office:value-type="float" office:value="0.354714" calcext:value-type="float">
            <text:p>0.3547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656" calcext:value-type="float">
            <text:p>0.355656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356346" calcext:value-type="float">
            <text:p>0.356346</text:p>
          </table:table-cell>
          <table:table-cell office:value-type="float" office:value="0.03537" calcext:value-type="float">
            <text:p>0.03537</text:p>
          </table:table-cell>
          <table:table-cell office:value-type="float" office:value="0.167224" calcext:value-type="float">
            <text:p>0.167224</text:p>
          </table:table-cell>
          <table:table-cell office:value-type="float" office:value="0.153166" calcext:value-type="float">
            <text:p>0.153166</text:p>
          </table:table-cell>
          <table:table-cell office:value-type="float" office:value="0.356463" calcext:value-type="float">
            <text:p>0.3564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6833" calcext:value-type="float">
            <text:p>0.316833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317495" calcext:value-type="float">
            <text:p>0.317495</text:p>
          </table:table-cell>
          <table:table-cell office:value-type="float" office:value="0.030305" calcext:value-type="float">
            <text:p>0.030305</text:p>
          </table:table-cell>
          <table:table-cell office:value-type="float" office:value="0.149814" calcext:value-type="float">
            <text:p>0.149814</text:p>
          </table:table-cell>
          <table:table-cell office:value-type="float" office:value="0.13685" calcext:value-type="float">
            <text:p>0.13685</text:p>
          </table:table-cell>
          <table:table-cell office:value-type="float" office:value="0.317568" calcext:value-type="float">
            <text:p>0.3175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25" calcext:value-type="float">
            <text:p>0.354925</text:p>
          </table:table-cell>
          <table:table-cell office:value-type="float" office:value="0.001933" calcext:value-type="float">
            <text:p>0.001933</text:p>
          </table:table-cell>
          <table:table-cell office:value-type="float" office:value="0.355587" calcext:value-type="float">
            <text:p>0.355587</text:p>
          </table:table-cell>
          <table:table-cell office:value-type="float" office:value="0.034481" calcext:value-type="float">
            <text:p>0.034481</text:p>
          </table:table-cell>
          <table:table-cell office:value-type="float" office:value="0.167219" calcext:value-type="float">
            <text:p>0.167219</text:p>
          </table:table-cell>
          <table:table-cell office:value-type="float" office:value="0.152557" calcext:value-type="float">
            <text:p>0.152557</text:p>
          </table:table-cell>
          <table:table-cell office:value-type="float" office:value="0.355657" calcext:value-type="float">
            <text:p>0.3556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3" calcext:value-type="float">
            <text:p>0.35593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356659" calcext:value-type="float">
            <text:p>0.356659</text:p>
          </table:table-cell>
          <table:table-cell office:value-type="float" office:value="0.035825" calcext:value-type="float">
            <text:p>0.035825</text:p>
          </table:table-cell>
          <table:table-cell office:value-type="float" office:value="0.166969" calcext:value-type="float">
            <text:p>0.166969</text:p>
          </table:table-cell>
          <table:table-cell office:value-type="float" office:value="0.153273" calcext:value-type="float">
            <text:p>0.153273</text:p>
          </table:table-cell>
          <table:table-cell office:value-type="float" office:value="0.35673" calcext:value-type="float">
            <text:p>0.356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028" calcext:value-type="float">
            <text:p>0.354028</text:p>
          </table:table-cell>
          <table:table-cell office:value-type="float" office:value="0.002754" calcext:value-type="float">
            <text:p>0.002754</text:p>
          </table:table-cell>
          <table:table-cell office:value-type="float" office:value="0.354691" calcext:value-type="float">
            <text:p>0.354691</text:p>
          </table:table-cell>
          <table:table-cell office:value-type="float" office:value="0.030718" calcext:value-type="float">
            <text:p>0.030718</text:p>
          </table:table-cell>
          <table:table-cell office:value-type="float" office:value="0.168884" calcext:value-type="float">
            <text:p>0.168884</text:p>
          </table:table-cell>
          <table:table-cell office:value-type="float" office:value="0.154509" calcext:value-type="float">
            <text:p>0.154509</text:p>
          </table:table-cell>
          <table:table-cell office:value-type="float" office:value="0.354816" calcext:value-type="float">
            <text:p>0.3548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04224" calcext:value-type="float">
            <text:p>0.304224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304885" calcext:value-type="float">
            <text:p>0.304885</text:p>
          </table:table-cell>
          <table:table-cell office:value-type="float" office:value="0.02901" calcext:value-type="float">
            <text:p>0.02901</text:p>
          </table:table-cell>
          <table:table-cell office:value-type="float" office:value="0.143955" calcext:value-type="float">
            <text:p>0.143955</text:p>
          </table:table-cell>
          <table:table-cell office:value-type="float" office:value="0.131489" calcext:value-type="float">
            <text:p>0.131489</text:p>
          </table:table-cell>
          <table:table-cell office:value-type="float" office:value="0.304958" calcext:value-type="float">
            <text:p>0.304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346" calcext:value-type="float">
            <text:p>0.372346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373009" calcext:value-type="float">
            <text:p>0.373009</text:p>
          </table:table-cell>
          <table:table-cell office:value-type="float" office:value="0.051278" calcext:value-type="float">
            <text:p>0.051278</text:p>
          </table:table-cell>
          <table:table-cell office:value-type="float" office:value="0.167408" calcext:value-type="float">
            <text:p>0.167408</text:p>
          </table:table-cell>
          <table:table-cell office:value-type="float" office:value="0.153803" calcext:value-type="float">
            <text:p>0.153803</text:p>
          </table:table-cell>
          <table:table-cell office:value-type="float" office:value="0.373136" calcext:value-type="float">
            <text:p>0.373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85542" calcext:value-type="float">
            <text:p>0.385542</text:p>
          </table:table-cell>
          <table:table-cell office:value-type="float" office:value="0.015862" calcext:value-type="float">
            <text:p>0.015862</text:p>
          </table:table-cell>
          <table:table-cell office:value-type="float" office:value="0.386206" calcext:value-type="float">
            <text:p>0.386206</text:p>
          </table:table-cell>
          <table:table-cell office:value-type="float" office:value="0.051112" calcext:value-type="float">
            <text:p>0.051112</text:p>
          </table:table-cell>
          <table:table-cell office:value-type="float" office:value="0.181597" calcext:value-type="float">
            <text:p>0.181597</text:p>
          </table:table-cell>
          <table:table-cell office:value-type="float" office:value="0.152945" calcext:value-type="float">
            <text:p>0.152945</text:p>
          </table:table-cell>
          <table:table-cell office:value-type="float" office:value="0.386278" calcext:value-type="float">
            <text:p>0.3862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594" calcext:value-type="float">
            <text:p>0.354594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35528" calcext:value-type="float">
            <text:p>0.35528</text:p>
          </table:table-cell>
          <table:table-cell office:value-type="float" office:value="0.034355" calcext:value-type="float">
            <text:p>0.034355</text:p>
          </table:table-cell>
          <table:table-cell office:value-type="float" office:value="0.167298" calcext:value-type="float">
            <text:p>0.167298</text:p>
          </table:table-cell>
          <table:table-cell office:value-type="float" office:value="0.153055" calcext:value-type="float">
            <text:p>0.153055</text:p>
          </table:table-cell>
          <table:table-cell office:value-type="float" office:value="0.355395" calcext:value-type="float">
            <text:p>0.3553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49243" calcext:value-type="float">
            <text:p>0.249243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249931" calcext:value-type="float">
            <text:p>0.249931</text:p>
          </table:table-cell>
          <table:table-cell office:value-type="float" office:value="0.025503" calcext:value-type="float">
            <text:p>0.025503</text:p>
          </table:table-cell>
          <table:table-cell office:value-type="float" office:value="0.116846" calcext:value-type="float">
            <text:p>0.116846</text:p>
          </table:table-cell>
          <table:table-cell office:value-type="float" office:value="0.107178" calcext:value-type="float">
            <text:p>0.107178</text:p>
          </table:table-cell>
          <table:table-cell office:value-type="float" office:value="0.249999" calcext:value-type="float">
            <text:p>0.24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5161" calcext:value-type="float">
            <text:p>0.375161</text:p>
          </table:table-cell>
          <table:table-cell office:value-type="float" office:value="0.008983" calcext:value-type="float">
            <text:p>0.008983</text:p>
          </table:table-cell>
          <table:table-cell office:value-type="float" office:value="0.375824" calcext:value-type="float">
            <text:p>0.375824</text:p>
          </table:table-cell>
          <table:table-cell office:value-type="float" office:value="0.046987" calcext:value-type="float">
            <text:p>0.046987</text:p>
          </table:table-cell>
          <table:table-cell office:value-type="float" office:value="0.174881" calcext:value-type="float">
            <text:p>0.174881</text:p>
          </table:table-cell>
          <table:table-cell office:value-type="float" office:value="0.153361" calcext:value-type="float">
            <text:p>0.153361</text:p>
          </table:table-cell>
          <table:table-cell office:value-type="float" office:value="0.375893" calcext:value-type="float">
            <text:p>0.3758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286" calcext:value-type="float">
            <text:p>0.355286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355951" calcext:value-type="float">
            <text:p>0.355951</text:p>
          </table:table-cell>
          <table:table-cell office:value-type="float" office:value="0.036172" calcext:value-type="float">
            <text:p>0.036172</text:p>
          </table:table-cell>
          <table:table-cell office:value-type="float" office:value="0.166405" calcext:value-type="float">
            <text:p>0.166405</text:p>
          </table:table-cell>
          <table:table-cell office:value-type="float" office:value="0.152819" calcext:value-type="float">
            <text:p>0.152819</text:p>
          </table:table-cell>
          <table:table-cell office:value-type="float" office:value="0.356062" calcext:value-type="float">
            <text:p>0.3560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7" calcext:value-type="float">
            <text:p>0.356407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034405" calcext:value-type="float">
            <text:p>0.034405</text:p>
          </table:table-cell>
          <table:table-cell office:value-type="float" office:value="0.16773" calcext:value-type="float">
            <text:p>0.16773</text:p>
          </table:table-cell>
          <table:table-cell office:value-type="float" office:value="0.154296" calcext:value-type="float">
            <text:p>0.154296</text:p>
          </table:table-cell>
          <table:table-cell office:value-type="float" office:value="0.357154" calcext:value-type="float">
            <text:p>0.3571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77721" calcext:value-type="float">
            <text:p>0.277721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278382" calcext:value-type="float">
            <text:p>0.278382</text:p>
          </table:table-cell>
          <table:table-cell office:value-type="float" office:value="0.028267" calcext:value-type="float">
            <text:p>0.028267</text:p>
          </table:table-cell>
          <table:table-cell office:value-type="float" office:value="0.13063" calcext:value-type="float">
            <text:p>0.13063</text:p>
          </table:table-cell>
          <table:table-cell office:value-type="float" office:value="0.119011" calcext:value-type="float">
            <text:p>0.119011</text:p>
          </table:table-cell>
          <table:table-cell office:value-type="float" office:value="0.278502" calcext:value-type="float">
            <text:p>0.2785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101" calcext:value-type="float">
            <text:p>0.353101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3786" calcext:value-type="float">
            <text:p>0.353786</text:p>
          </table:table-cell>
          <table:table-cell office:value-type="float" office:value="0.035038" calcext:value-type="float">
            <text:p>0.035038</text:p>
          </table:table-cell>
          <table:table-cell office:value-type="float" office:value="0.1656" calcext:value-type="float">
            <text:p>0.1656</text:p>
          </table:table-cell>
          <table:table-cell office:value-type="float" office:value="0.152535" calcext:value-type="float">
            <text:p>0.152535</text:p>
          </table:table-cell>
          <table:table-cell office:value-type="float" office:value="0.353909" calcext:value-type="float">
            <text:p>0.3539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963" calcext:value-type="float">
            <text:p>0.353963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.35466" calcext:value-type="float">
            <text:p>0.35466</text:p>
          </table:table-cell>
          <table:table-cell office:value-type="float" office:value="0.036328" calcext:value-type="float">
            <text:p>0.036328</text:p>
          </table:table-cell>
          <table:table-cell office:value-type="float" office:value="0.166082" calcext:value-type="float">
            <text:p>0.166082</text:p>
          </table:table-cell>
          <table:table-cell office:value-type="float" office:value="0.151688" calcext:value-type="float">
            <text:p>0.151688</text:p>
          </table:table-cell>
          <table:table-cell office:value-type="float" office:value="0.354782" calcext:value-type="float">
            <text:p>0.3547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405" calcext:value-type="float">
            <text:p>0.356405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357069" calcext:value-type="float">
            <text:p>0.357069</text:p>
          </table:table-cell>
          <table:table-cell office:value-type="float" office:value="0.034403" calcext:value-type="float">
            <text:p>0.034403</text:p>
          </table:table-cell>
          <table:table-cell office:value-type="float" office:value="0.168418" calcext:value-type="float">
            <text:p>0.168418</text:p>
          </table:table-cell>
          <table:table-cell office:value-type="float" office:value="0.153701" calcext:value-type="float">
            <text:p>0.153701</text:p>
          </table:table-cell>
          <table:table-cell office:value-type="float" office:value="0.357139" calcext:value-type="float">
            <text:p>0.3571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12117" calcext:value-type="float">
            <text:p>0.312117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312776" calcext:value-type="float">
            <text:p>0.312776</text:p>
          </table:table-cell>
          <table:table-cell office:value-type="float" office:value="0.032383" calcext:value-type="float">
            <text:p>0.032383</text:p>
          </table:table-cell>
          <table:table-cell office:value-type="float" office:value="0.146506" calcext:value-type="float">
            <text:p>0.146506</text:p>
          </table:table-cell>
          <table:table-cell office:value-type="float" office:value="0.133423" calcext:value-type="float">
            <text:p>0.133423</text:p>
          </table:table-cell>
          <table:table-cell office:value-type="float" office:value="0.312848" calcext:value-type="float">
            <text:p>0.312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193" calcext:value-type="float">
            <text:p>0.355193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355853" calcext:value-type="float">
            <text:p>0.355853</text:p>
          </table:table-cell>
          <table:table-cell office:value-type="float" office:value="0.037867" calcext:value-type="float">
            <text:p>0.037867</text:p>
          </table:table-cell>
          <table:table-cell office:value-type="float" office:value="0.165908" calcext:value-type="float">
            <text:p>0.165908</text:p>
          </table:table-cell>
          <table:table-cell office:value-type="float" office:value="0.151549" calcext:value-type="float">
            <text:p>0.151549</text:p>
          </table:table-cell>
          <table:table-cell office:value-type="float" office:value="0.35597" calcext:value-type="float">
            <text:p>0.355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6227" calcext:value-type="float">
            <text:p>0.356227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356896" calcext:value-type="float">
            <text:p>0.356896</text:p>
          </table:table-cell>
          <table:table-cell office:value-type="float" office:value="0.036502" calcext:value-type="float">
            <text:p>0.036502</text:p>
          </table:table-cell>
          <table:table-cell office:value-type="float" office:value="0.166833" calcext:value-type="float">
            <text:p>0.166833</text:p>
          </table:table-cell>
          <table:table-cell office:value-type="float" office:value="0.152954" calcext:value-type="float">
            <text:p>0.152954</text:p>
          </table:table-cell>
          <table:table-cell office:value-type="float" office:value="0.356968" calcext:value-type="float">
            <text:p>0.356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64" calcext:value-type="float">
            <text:p>0.353364</text:p>
          </table:table-cell>
          <table:table-cell office:value-type="float" office:value="0.000948" calcext:value-type="float">
            <text:p>0.000948</text:p>
          </table:table-cell>
          <table:table-cell office:value-type="float" office:value="0.354029" calcext:value-type="float">
            <text:p>0.354029</text:p>
          </table:table-cell>
          <table:table-cell office:value-type="float" office:value="0.035973" calcext:value-type="float">
            <text:p>0.035973</text:p>
          </table:table-cell>
          <table:table-cell office:value-type="float" office:value="0.165971" calcext:value-type="float">
            <text:p>0.165971</text:p>
          </table:table-cell>
          <table:table-cell office:value-type="float" office:value="0.151465" calcext:value-type="float">
            <text:p>0.151465</text:p>
          </table:table-cell>
          <table:table-cell office:value-type="float" office:value="0.35415" calcext:value-type="float">
            <text:p>0.354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2401" calcext:value-type="float">
            <text:p>0.352401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353063" calcext:value-type="float">
            <text:p>0.353063</text:p>
          </table:table-cell>
          <table:table-cell office:value-type="float" office:value="0.034788" calcext:value-type="float">
            <text:p>0.034788</text:p>
          </table:table-cell>
          <table:table-cell office:value-type="float" office:value="0.16571" calcext:value-type="float">
            <text:p>0.16571</text:p>
          </table:table-cell>
          <table:table-cell office:value-type="float" office:value="0.15198" calcext:value-type="float">
            <text:p>0.15198</text:p>
          </table:table-cell>
          <table:table-cell office:value-type="float" office:value="0.353186" calcext:value-type="float">
            <text:p>0.353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9362" calcext:value-type="float">
            <text:p>0.359362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360021" calcext:value-type="float">
            <text:p>0.360021</text:p>
          </table:table-cell>
          <table:table-cell office:value-type="float" office:value="0.041058" calcext:value-type="float">
            <text:p>0.041058</text:p>
          </table:table-cell>
          <table:table-cell office:value-type="float" office:value="0.166008" calcext:value-type="float">
            <text:p>0.166008</text:p>
          </table:table-cell>
          <table:table-cell office:value-type="float" office:value="0.152359" calcext:value-type="float">
            <text:p>0.152359</text:p>
          </table:table-cell>
          <table:table-cell office:value-type="float" office:value="0.36008" calcext:value-type="float">
            <text:p>0.36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72946" calcext:value-type="float">
            <text:p>0.372946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373611" calcext:value-type="float">
            <text:p>0.373611</text:p>
          </table:table-cell>
          <table:table-cell office:value-type="float" office:value="0.053659" calcext:value-type="float">
            <text:p>0.053659</text:p>
          </table:table-cell>
          <table:table-cell office:value-type="float" office:value="0.166768" calcext:value-type="float">
            <text:p>0.166768</text:p>
          </table:table-cell>
          <table:table-cell office:value-type="float" office:value="0.152654" calcext:value-type="float">
            <text:p>0.152654</text:p>
          </table:table-cell>
          <table:table-cell office:value-type="float" office:value="0.373687" calcext:value-type="float">
            <text:p>0.3736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87" calcext:value-type="float">
            <text:p>0.353487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354164" calcext:value-type="float">
            <text:p>0.354164</text:p>
          </table:table-cell>
          <table:table-cell office:value-type="float" office:value="0.035709" calcext:value-type="float">
            <text:p>0.035709</text:p>
          </table:table-cell>
          <table:table-cell office:value-type="float" office:value="0.166088" calcext:value-type="float">
            <text:p>0.166088</text:p>
          </table:table-cell>
          <table:table-cell office:value-type="float" office:value="0.151932" calcext:value-type="float">
            <text:p>0.151932</text:p>
          </table:table-cell>
          <table:table-cell office:value-type="float" office:value="0.354277" calcext:value-type="float">
            <text:p>0.3542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32" calcext:value-type="float">
            <text:p>0.35332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35398" calcext:value-type="float">
            <text:p>0.35398</text:p>
          </table:table-cell>
          <table:table-cell office:value-type="float" office:value="0.035932" calcext:value-type="float">
            <text:p>0.035932</text:p>
          </table:table-cell>
          <table:table-cell office:value-type="float" office:value="0.165948" calcext:value-type="float">
            <text:p>0.165948</text:p>
          </table:table-cell>
          <table:table-cell office:value-type="float" office:value="0.151637" calcext:value-type="float">
            <text:p>0.151637</text:p>
          </table:table-cell>
          <table:table-cell office:value-type="float" office:value="0.3541" calcext:value-type="float">
            <text:p>0.35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834" calcext:value-type="float">
            <text:p>0.353834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354493" calcext:value-type="float">
            <text:p>0.354493</text:p>
          </table:table-cell>
          <table:table-cell office:value-type="float" office:value="0.036444" calcext:value-type="float">
            <text:p>0.036444</text:p>
          </table:table-cell>
          <table:table-cell office:value-type="float" office:value="0.166046" calcext:value-type="float">
            <text:p>0.166046</text:p>
          </table:table-cell>
          <table:table-cell office:value-type="float" office:value="0.151509" calcext:value-type="float">
            <text:p>0.151509</text:p>
          </table:table-cell>
          <table:table-cell office:value-type="float" office:value="0.354617" calcext:value-type="float">
            <text:p>0.3546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712" calcext:value-type="float">
            <text:p>0.355712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0.356375" calcext:value-type="float">
            <text:p>0.356375</text:p>
          </table:table-cell>
          <table:table-cell office:value-type="float" office:value="0.03887" calcext:value-type="float">
            <text:p>0.03887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0.151483" calcext:value-type="float">
            <text:p>0.151483</text:p>
          </table:table-cell>
          <table:table-cell office:value-type="float" office:value="0.3565" calcext:value-type="float">
            <text:p>0.35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5961" calcext:value-type="float">
            <text:p>0.35596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356625" calcext:value-type="float">
            <text:p>0.356625</text:p>
          </table:table-cell>
          <table:table-cell office:value-type="float" office:value="0.039398" calcext:value-type="float">
            <text:p>0.039398</text:p>
          </table:table-cell>
          <table:table-cell office:value-type="float" office:value="0.165458" calcext:value-type="float">
            <text:p>0.165458</text:p>
          </table:table-cell>
          <table:table-cell office:value-type="float" office:value="0.151273" calcext:value-type="float">
            <text:p>0.151273</text:p>
          </table:table-cell>
          <table:table-cell office:value-type="float" office:value="0.356743" calcext:value-type="float">
            <text:p>0.3567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939" calcext:value-type="float">
            <text:p>0.354939</text:p>
          </table:table-cell>
          <table:table-cell office:value-type="float" office:value="0.004606" calcext:value-type="float">
            <text:p>0.004606</text:p>
          </table:table-cell>
          <table:table-cell office:value-type="float" office:value="0.355601" calcext:value-type="float">
            <text:p>0.355601</text:p>
          </table:table-cell>
          <table:table-cell office:value-type="float" office:value="0.033039" calcext:value-type="float">
            <text:p>0.033039</text:p>
          </table:table-cell>
          <table:table-cell office:value-type="float" office:value="0.165899" calcext:value-type="float">
            <text:p>0.165899</text:p>
          </table:table-cell>
          <table:table-cell office:value-type="float" office:value="0.152199" calcext:value-type="float">
            <text:p>0.152199</text:p>
          </table:table-cell>
          <table:table-cell office:value-type="float" office:value="0.355723" calcext:value-type="float">
            <text:p>0.3557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654" calcext:value-type="float">
            <text:p>0.353654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354325" calcext:value-type="float">
            <text:p>0.354325</text:p>
          </table:table-cell>
          <table:table-cell office:value-type="float" office:value="0.036449" calcext:value-type="float">
            <text:p>0.036449</text:p>
          </table:table-cell>
          <table:table-cell office:value-type="float" office:value="0.165856" calcext:value-type="float">
            <text:p>0.165856</text:p>
          </table:table-cell>
          <table:table-cell office:value-type="float" office:value="0.151454" calcext:value-type="float">
            <text:p>0.151454</text:p>
          </table:table-cell>
          <table:table-cell office:value-type="float" office:value="0.354448" calcext:value-type="float">
            <text:p>0.354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3411" calcext:value-type="float">
            <text:p>0.353411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354087" calcext:value-type="float">
            <text:p>0.354087</text:p>
          </table:table-cell>
          <table:table-cell office:value-type="float" office:value="0.035495" calcext:value-type="float">
            <text:p>0.035495</text:p>
          </table:table-cell>
          <table:table-cell office:value-type="float" office:value="0.165897" calcext:value-type="float">
            <text:p>0.165897</text:p>
          </table:table-cell>
          <table:table-cell office:value-type="float" office:value="0.152076" calcext:value-type="float">
            <text:p>0.152076</text:p>
          </table:table-cell>
          <table:table-cell office:value-type="float" office:value="0.354207" calcext:value-type="float">
            <text:p>0.354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015804" calcext:value-type="float">
            <text:p>0.015804</text:p>
          </table:table-cell>
          <table:table-cell office:value-type="float" office:value="0.403916" calcext:value-type="float">
            <text:p>0.403916</text:p>
          </table:table-cell>
          <table:table-cell office:value-type="float" office:value="0.071288" calcext:value-type="float">
            <text:p>0.071288</text:p>
          </table:table-cell>
          <table:table-cell office:value-type="float" office:value="0.180898" calcext:value-type="float">
            <text:p>0.180898</text:p>
          </table:table-cell>
          <table:table-cell office:value-type="float" office:value="0.151236" calcext:value-type="float">
            <text:p>0.151236</text:p>
          </table:table-cell>
          <table:table-cell office:value-type="float" office:value="0.404036" calcext:value-type="float">
            <text:p>0.4040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354855" calcext:value-type="float">
            <text:p>0.354855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355514" calcext:value-type="float">
            <text:p>0.355514</text:p>
          </table:table-cell>
          <table:table-cell office:value-type="float" office:value="0.037772" calcext:value-type="float">
            <text:p>0.037772</text:p>
          </table:table-cell>
          <table:table-cell office:value-type="float" office:value="0.165577" calcext:value-type="float">
            <text:p>0.165577</text:p>
          </table:table-cell>
          <table:table-cell office:value-type="float" office:value="0.151597" calcext:value-type="float">
            <text:p>0.151597</text:p>
          </table:table-cell>
          <table:table-cell office:value-type="float" office:value="0.355635" calcext:value-type="float">
            <text:p>0.35563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2"/>
          <table:table-cell table:formula="of:=MIN([.D1:.D100])" office:value-type="float" office:value="0.216302" calcext:value-type="float">
            <text:p>0.216302</text:p>
          </table:table-cell>
          <table:table-cell table:formula="of:=MIN([.E1:.E100])" office:value-type="float" office:value="0.000902" calcext:value-type="float">
            <text:p>0.000902</text:p>
          </table:table-cell>
          <table:table-cell table:formula="of:=MIN([.F1:.F100])" office:value-type="float" office:value="0.216965" calcext:value-type="float">
            <text:p>0.216965</text:p>
          </table:table-cell>
          <table:table-cell table:formula="of:=MIN([.G1:.G100])" office:value-type="float" office:value="0.0208" calcext:value-type="float">
            <text:p>0.0208</text:p>
          </table:table-cell>
          <table:table-cell table:formula="of:=MIN([.H1:.H100])" office:value-type="float" office:value="0.100675" calcext:value-type="float">
            <text:p>0.100675</text:p>
          </table:table-cell>
          <table:table-cell table:formula="of:=MIN([.I1:.I100])" office:value-type="float" office:value="0.092084" calcext:value-type="float">
            <text:p>0.092084</text:p>
          </table:table-cell>
          <table:table-cell table:formula="of:=MIN([.J1:.J100])" office:value-type="float" office:value="0.217038" calcext:value-type="float">
            <text:p>0.21703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2"/>
          <table:table-cell table:formula="of:=MAX([.D1:.D100])" office:value-type="float" office:value="0.411048" calcext:value-type="float">
            <text:p>0.411048</text:p>
          </table:table-cell>
          <table:table-cell table:formula="of:=MAX([.E1:.E100])" office:value-type="float" office:value="0.028564" calcext:value-type="float">
            <text:p>0.028564</text:p>
          </table:table-cell>
          <table:table-cell table:formula="of:=MAX([.F1:.F100])" office:value-type="float" office:value="0.411725" calcext:value-type="float">
            <text:p>0.411725</text:p>
          </table:table-cell>
          <table:table-cell table:formula="of:=MAX([.G1:.G100])" office:value-type="float" office:value="0.076448" calcext:value-type="float">
            <text:p>0.076448</text:p>
          </table:table-cell>
          <table:table-cell table:formula="of:=MAX([.H1:.H100])" office:value-type="float" office:value="0.182812" calcext:value-type="float">
            <text:p>0.182812</text:p>
          </table:table-cell>
          <table:table-cell table:formula="of:=MAX([.I1:.I100])" office:value-type="float" office:value="0.154509" calcext:value-type="float">
            <text:p>0.154509</text:p>
          </table:table-cell>
          <table:table-cell table:formula="of:=MAX([.J1:.J100])" office:value-type="float" office:value="0.411797" calcext:value-type="float">
            <text:p>0.4117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J1:.J100];[.D106:.D13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8" calcext:value-type="float">
            <text:p>0.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7" calcext:value-type="float">
            <text:p>0.3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1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DRAM_only" table:style-name="ta1">
        <table:shapes>
          <draw:frame draw:z-index="0" draw:style-name="gr1" draw:text-style-name="P1" svg:width="6.2988in" svg:height="3.5429in" svg:x="0.3134in" svg:y="23.4535in">
            <draw:object draw:notify-on-update-of-ranges="DRAM_only.B105:DRAM_only.B130 DRAM_only.C105:DRAM_only.C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737" calcext:value-type="float">
            <text:p>0.366737</text:p>
          </table:table-cell>
          <table:table-cell office:value-type="float" office:value="0.346111" calcext:value-type="float">
            <text:p>0.346111</text:p>
          </table:table-cell>
          <table:table-cell office:value-type="float" office:value="0.020626" calcext:value-type="float">
            <text:p>0.0206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8" calcext:value-type="float">
            <text:p>0.36798</text:p>
          </table:table-cell>
          <table:table-cell office:value-type="float" office:value="0.347231" calcext:value-type="float">
            <text:p>0.347231</text:p>
          </table:table-cell>
          <table:table-cell office:value-type="float" office:value="0.020749" calcext:value-type="float">
            <text:p>0.020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5" calcext:value-type="float">
            <text:p>0.367575</text:p>
          </table:table-cell>
          <table:table-cell office:value-type="float" office:value="0.346838" calcext:value-type="float">
            <text:p>0.346838</text:p>
          </table:table-cell>
          <table:table-cell office:value-type="float" office:value="0.020737" calcext:value-type="float">
            <text:p>0.0207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33" calcext:value-type="float">
            <text:p>0.368533</text:p>
          </table:table-cell>
          <table:table-cell office:value-type="float" office:value="0.347397" calcext:value-type="float">
            <text:p>0.347397</text:p>
          </table:table-cell>
          <table:table-cell office:value-type="float" office:value="0.021136" calcext:value-type="float">
            <text:p>0.0211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029" calcext:value-type="float">
            <text:p>0.37029</text:p>
          </table:table-cell>
          <table:table-cell office:value-type="float" office:value="0.348968" calcext:value-type="float">
            <text:p>0.348968</text:p>
          </table:table-cell>
          <table:table-cell office:value-type="float" office:value="0.021322" calcext:value-type="float">
            <text:p>0.0213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099" calcext:value-type="float">
            <text:p>0.369099</text:p>
          </table:table-cell>
          <table:table-cell office:value-type="float" office:value="0.34835" calcext:value-type="float">
            <text:p>0.34835</text:p>
          </table:table-cell>
          <table:table-cell office:value-type="float" office:value="0.020749" calcext:value-type="float">
            <text:p>0.020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08" calcext:value-type="float">
            <text:p>0.368408</text:p>
          </table:table-cell>
          <table:table-cell office:value-type="float" office:value="0.346373" calcext:value-type="float">
            <text:p>0.346373</text:p>
          </table:table-cell>
          <table:table-cell office:value-type="float" office:value="0.022035" calcext:value-type="float">
            <text:p>0.0220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92" calcext:value-type="float">
            <text:p>0.368192</text:p>
          </table:table-cell>
          <table:table-cell office:value-type="float" office:value="0.347258" calcext:value-type="float">
            <text:p>0.347258</text:p>
          </table:table-cell>
          <table:table-cell office:value-type="float" office:value="0.020934" calcext:value-type="float">
            <text:p>0.0209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95" calcext:value-type="float">
            <text:p>0.367995</text:p>
          </table:table-cell>
          <table:table-cell office:value-type="float" office:value="0.347323" calcext:value-type="float">
            <text:p>0.347323</text:p>
          </table:table-cell>
          <table:table-cell office:value-type="float" office:value="0.020672" calcext:value-type="float">
            <text:p>0.020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783" calcext:value-type="float">
            <text:p>0.367783</text:p>
          </table:table-cell>
          <table:table-cell office:value-type="float" office:value="0.347096" calcext:value-type="float">
            <text:p>0.347096</text:p>
          </table:table-cell>
          <table:table-cell office:value-type="float" office:value="0.020687" calcext:value-type="float">
            <text:p>0.020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283" calcext:value-type="float">
            <text:p>0.368283</text:p>
          </table:table-cell>
          <table:table-cell office:value-type="float" office:value="0.347634" calcext:value-type="float">
            <text:p>0.347634</text:p>
          </table:table-cell>
          <table:table-cell office:value-type="float" office:value="0.020649" calcext:value-type="float">
            <text:p>0.0206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755" calcext:value-type="float">
            <text:p>0.366755</text:p>
          </table:table-cell>
          <table:table-cell office:value-type="float" office:value="0.346042" calcext:value-type="float">
            <text:p>0.346042</text:p>
          </table:table-cell>
          <table:table-cell office:value-type="float" office:value="0.020713" calcext:value-type="float">
            <text:p>0.020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18" calcext:value-type="float">
            <text:p>0.368418</text:p>
          </table:table-cell>
          <table:table-cell office:value-type="float" office:value="0.347766" calcext:value-type="float">
            <text:p>0.347766</text:p>
          </table:table-cell>
          <table:table-cell office:value-type="float" office:value="0.020652" calcext:value-type="float">
            <text:p>0.020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43" calcext:value-type="float">
            <text:p>0.367843</text:p>
          </table:table-cell>
          <table:table-cell office:value-type="float" office:value="0.347177" calcext:value-type="float">
            <text:p>0.347177</text:p>
          </table:table-cell>
          <table:table-cell office:value-type="float" office:value="0.020666" calcext:value-type="float">
            <text:p>0.0206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75" calcext:value-type="float">
            <text:p>0.367175</text:p>
          </table:table-cell>
          <table:table-cell office:value-type="float" office:value="0.346431" calcext:value-type="float">
            <text:p>0.346431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39" calcext:value-type="float">
            <text:p>0.367839</text:p>
          </table:table-cell>
          <table:table-cell office:value-type="float" office:value="0.347234" calcext:value-type="float">
            <text:p>0.347234</text:p>
          </table:table-cell>
          <table:table-cell office:value-type="float" office:value="0.020606" calcext:value-type="float">
            <text:p>0.020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07" calcext:value-type="float">
            <text:p>0.367007</text:p>
          </table:table-cell>
          <table:table-cell office:value-type="float" office:value="0.346374" calcext:value-type="float">
            <text:p>0.346374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2" calcext:value-type="float">
            <text:p>0.36762</text:p>
          </table:table-cell>
          <table:table-cell office:value-type="float" office:value="0.347035" calcext:value-type="float">
            <text:p>0.347035</text:p>
          </table:table-cell>
          <table:table-cell office:value-type="float" office:value="0.020585" calcext:value-type="float">
            <text:p>0.0205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46853" calcext:value-type="float">
            <text:p>0.346853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886" calcext:value-type="float">
            <text:p>0.368886</text:p>
          </table:table-cell>
          <table:table-cell office:value-type="float" office:value="0.347986" calcext:value-type="float">
            <text:p>0.347986</text:p>
          </table:table-cell>
          <table:table-cell office:value-type="float" office:value="0.0209" calcext:value-type="float">
            <text:p>0.02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643" calcext:value-type="float">
            <text:p>0.368643</text:p>
          </table:table-cell>
          <table:table-cell office:value-type="float" office:value="0.347968" calcext:value-type="float">
            <text:p>0.347968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843" calcext:value-type="float">
            <text:p>0.366843</text:p>
          </table:table-cell>
          <table:table-cell office:value-type="float" office:value="0.346147" calcext:value-type="float">
            <text:p>0.346147</text:p>
          </table:table-cell>
          <table:table-cell office:value-type="float" office:value="0.020696" calcext:value-type="float">
            <text:p>0.020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72" calcext:value-type="float">
            <text:p>0.36772</text:p>
          </table:table-cell>
          <table:table-cell office:value-type="float" office:value="0.347015" calcext:value-type="float">
            <text:p>0.347015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46" calcext:value-type="float">
            <text:p>0.367546</text:p>
          </table:table-cell>
          <table:table-cell office:value-type="float" office:value="0.346905" calcext:value-type="float">
            <text:p>0.346905</text:p>
          </table:table-cell>
          <table:table-cell office:value-type="float" office:value="0.020641" calcext:value-type="float">
            <text:p>0.0206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55" calcext:value-type="float">
            <text:p>0.368055</text:p>
          </table:table-cell>
          <table:table-cell office:value-type="float" office:value="0.346998" calcext:value-type="float">
            <text:p>0.346998</text:p>
          </table:table-cell>
          <table:table-cell office:value-type="float" office:value="0.021057" calcext:value-type="float">
            <text:p>0.0210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54" calcext:value-type="float">
            <text:p>0.367554</text:p>
          </table:table-cell>
          <table:table-cell office:value-type="float" office:value="0.34693" calcext:value-type="float">
            <text:p>0.34693</text:p>
          </table:table-cell>
          <table:table-cell office:value-type="float" office:value="0.020624" calcext:value-type="float">
            <text:p>0.0206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491" calcext:value-type="float">
            <text:p>0.394491</text:p>
          </table:table-cell>
          <table:table-cell office:value-type="float" office:value="0.373735" calcext:value-type="float">
            <text:p>0.373735</text:p>
          </table:table-cell>
          <table:table-cell office:value-type="float" office:value="0.020756" calcext:value-type="float">
            <text:p>0.0207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7" calcext:value-type="float">
            <text:p>0.367527</text:p>
          </table:table-cell>
          <table:table-cell office:value-type="float" office:value="0.346805" calcext:value-type="float">
            <text:p>0.346805</text:p>
          </table:table-cell>
          <table:table-cell office:value-type="float" office:value="0.020722" calcext:value-type="float">
            <text:p>0.0207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0.34721" calcext:value-type="float">
            <text:p>0.34721</text:p>
          </table:table-cell>
          <table:table-cell office:value-type="float" office:value="0.020688" calcext:value-type="float">
            <text:p>0.020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37" calcext:value-type="float">
            <text:p>0.36937</text:p>
          </table:table-cell>
          <table:table-cell office:value-type="float" office:value="0.348775" calcext:value-type="float">
            <text:p>0.348775</text:p>
          </table:table-cell>
          <table:table-cell office:value-type="float" office:value="0.020595" calcext:value-type="float">
            <text:p>0.020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44" calcext:value-type="float">
            <text:p>0.367344</text:p>
          </table:table-cell>
          <table:table-cell office:value-type="float" office:value="0.346656" calcext:value-type="float">
            <text:p>0.346656</text:p>
          </table:table-cell>
          <table:table-cell office:value-type="float" office:value="0.020688" calcext:value-type="float">
            <text:p>0.0206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94" calcext:value-type="float">
            <text:p>0.367294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0.021049" calcext:value-type="float">
            <text:p>0.021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13" calcext:value-type="float">
            <text:p>0.36913</text:p>
          </table:table-cell>
          <table:table-cell office:value-type="float" office:value="0.347765" calcext:value-type="float">
            <text:p>0.347765</text:p>
          </table:table-cell>
          <table:table-cell office:value-type="float" office:value="0.021365" calcext:value-type="float">
            <text:p>0.0213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56" calcext:value-type="float">
            <text:p>0.367556</text:p>
          </table:table-cell>
          <table:table-cell office:value-type="float" office:value="0.346955" calcext:value-type="float">
            <text:p>0.346955</text:p>
          </table:table-cell>
          <table:table-cell office:value-type="float" office:value="0.020601" calcext:value-type="float">
            <text:p>0.0206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4719" calcext:value-type="float">
            <text:p>0.234719</text:p>
          </table:table-cell>
          <table:table-cell office:value-type="float" office:value="0.220816" calcext:value-type="float">
            <text:p>0.220816</text:p>
          </table:table-cell>
          <table:table-cell office:value-type="float" office:value="0.013903" calcext:value-type="float">
            <text:p>0.0139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91" calcext:value-type="float">
            <text:p>0.368591</text:p>
          </table:table-cell>
          <table:table-cell office:value-type="float" office:value="0.347863" calcext:value-type="float">
            <text:p>0.347863</text:p>
          </table:table-cell>
          <table:table-cell office:value-type="float" office:value="0.020728" calcext:value-type="float">
            <text:p>0.020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81" calcext:value-type="float">
            <text:p>0.368581</text:p>
          </table:table-cell>
          <table:table-cell office:value-type="float" office:value="0.34792" calcext:value-type="float">
            <text:p>0.34792</text:p>
          </table:table-cell>
          <table:table-cell office:value-type="float" office:value="0.020661" calcext:value-type="float">
            <text:p>0.0206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3266" calcext:value-type="float">
            <text:p>0.263266</text:p>
          </table:table-cell>
          <table:table-cell office:value-type="float" office:value="0.248491" calcext:value-type="float">
            <text:p>0.248491</text:p>
          </table:table-cell>
          <table:table-cell office:value-type="float" office:value="0.014775" calcext:value-type="float">
            <text:p>0.0147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63" calcext:value-type="float">
            <text:p>0.368063</text:p>
          </table:table-cell>
          <table:table-cell office:value-type="float" office:value="0.347383" calcext:value-type="float">
            <text:p>0.347383</text:p>
          </table:table-cell>
          <table:table-cell office:value-type="float" office:value="0.02068" calcext:value-type="float">
            <text:p>0.02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83" calcext:value-type="float">
            <text:p>0.366983</text:p>
          </table:table-cell>
          <table:table-cell office:value-type="float" office:value="0.346305" calcext:value-type="float">
            <text:p>0.346305</text:p>
          </table:table-cell>
          <table:table-cell office:value-type="float" office:value="0.020678" calcext:value-type="float">
            <text:p>0.0206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796" calcext:value-type="float">
            <text:p>0.368796</text:p>
          </table:table-cell>
          <table:table-cell office:value-type="float" office:value="0.348123" calcext:value-type="float">
            <text:p>0.348123</text:p>
          </table:table-cell>
          <table:table-cell office:value-type="float" office:value="0.020673" calcext:value-type="float">
            <text:p>0.0206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63" calcext:value-type="float">
            <text:p>0.368163</text:p>
          </table:table-cell>
          <table:table-cell office:value-type="float" office:value="0.347493" calcext:value-type="float">
            <text:p>0.347493</text:p>
          </table:table-cell>
          <table:table-cell office:value-type="float" office:value="0.020669" calcext:value-type="float">
            <text:p>0.0206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793" calcext:value-type="float">
            <text:p>0.374793</text:p>
          </table:table-cell>
          <table:table-cell office:value-type="float" office:value="0.353838" calcext:value-type="float">
            <text:p>0.353838</text:p>
          </table:table-cell>
          <table:table-cell office:value-type="float" office:value="0.020955" calcext:value-type="float">
            <text:p>0.0209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977" calcext:value-type="float">
            <text:p>0.374977</text:p>
          </table:table-cell>
          <table:table-cell office:value-type="float" office:value="0.354333" calcext:value-type="float">
            <text:p>0.354333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2116" calcext:value-type="float">
            <text:p>0.382116</text:p>
          </table:table-cell>
          <table:table-cell office:value-type="float" office:value="0.361472" calcext:value-type="float">
            <text:p>0.361472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655" calcext:value-type="float">
            <text:p>0.368655</text:p>
          </table:table-cell>
          <table:table-cell office:value-type="float" office:value="0.347444" calcext:value-type="float">
            <text:p>0.347444</text:p>
          </table:table-cell>
          <table:table-cell office:value-type="float" office:value="0.021211" calcext:value-type="float">
            <text:p>0.021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736" calcext:value-type="float">
            <text:p>0.375736</text:p>
          </table:table-cell>
          <table:table-cell office:value-type="float" office:value="0.354263" calcext:value-type="float">
            <text:p>0.354263</text:p>
          </table:table-cell>
          <table:table-cell office:value-type="float" office:value="0.021473" calcext:value-type="float">
            <text:p>0.0214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0526" calcext:value-type="float">
            <text:p>0.370526</text:p>
          </table:table-cell>
          <table:table-cell office:value-type="float" office:value="0.349087" calcext:value-type="float">
            <text:p>0.349087</text:p>
          </table:table-cell>
          <table:table-cell office:value-type="float" office:value="0.021438" calcext:value-type="float">
            <text:p>0.021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532" calcext:value-type="float">
            <text:p>0.369532</text:p>
          </table:table-cell>
          <table:table-cell office:value-type="float" office:value="0.348185" calcext:value-type="float">
            <text:p>0.348185</text:p>
          </table:table-cell>
          <table:table-cell office:value-type="float" office:value="0.021347" calcext:value-type="float">
            <text:p>0.0213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788" calcext:value-type="float">
            <text:p>0.368788</text:p>
          </table:table-cell>
          <table:table-cell office:value-type="float" office:value="0.348113" calcext:value-type="float">
            <text:p>0.348113</text:p>
          </table:table-cell>
          <table:table-cell office:value-type="float" office:value="0.020675" calcext:value-type="float">
            <text:p>0.0206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87" calcext:value-type="float">
            <text:p>0.367287</text:p>
          </table:table-cell>
          <table:table-cell office:value-type="float" office:value="0.346582" calcext:value-type="float">
            <text:p>0.346582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36" calcext:value-type="float">
            <text:p>0.367336</text:p>
          </table:table-cell>
          <table:table-cell office:value-type="float" office:value="0.346727" calcext:value-type="float">
            <text:p>0.346727</text:p>
          </table:table-cell>
          <table:table-cell office:value-type="float" office:value="0.020609" calcext:value-type="float">
            <text:p>0.0206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9121" calcext:value-type="float">
            <text:p>0.379121</text:p>
          </table:table-cell>
          <table:table-cell office:value-type="float" office:value="0.357564" calcext:value-type="float">
            <text:p>0.357564</text:p>
          </table:table-cell>
          <table:table-cell office:value-type="float" office:value="0.021557" calcext:value-type="float">
            <text:p>0.0215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5864" calcext:value-type="float">
            <text:p>0.415864</text:p>
          </table:table-cell>
          <table:table-cell office:value-type="float" office:value="0.39518" calcext:value-type="float">
            <text:p>0.39518</text:p>
          </table:table-cell>
          <table:table-cell office:value-type="float" office:value="0.020684" calcext:value-type="float">
            <text:p>0.0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522" calcext:value-type="float">
            <text:p>0.368522</text:p>
          </table:table-cell>
          <table:table-cell office:value-type="float" office:value="0.347745" calcext:value-type="float">
            <text:p>0.347745</text:p>
          </table:table-cell>
          <table:table-cell office:value-type="float" office:value="0.020777" calcext:value-type="float">
            <text:p>0.020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304" calcext:value-type="float">
            <text:p>0.368304</text:p>
          </table:table-cell>
          <table:table-cell office:value-type="float" office:value="0.347676" calcext:value-type="float">
            <text:p>0.347676</text:p>
          </table:table-cell>
          <table:table-cell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86" calcext:value-type="float">
            <text:p>0.367386</text:p>
          </table:table-cell>
          <table:table-cell office:value-type="float" office:value="0.346642" calcext:value-type="float">
            <text:p>0.346642</text:p>
          </table:table-cell>
          <table:table-cell office:value-type="float" office:value="0.020744" calcext:value-type="float">
            <text:p>0.0207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05" calcext:value-type="float">
            <text:p>0.367805</text:p>
          </table:table-cell>
          <table:table-cell office:value-type="float" office:value="0.347064" calcext:value-type="float">
            <text:p>0.347064</text:p>
          </table:table-cell>
          <table:table-cell office:value-type="float" office:value="0.020741" calcext:value-type="float">
            <text:p>0.020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7" calcext:value-type="float">
            <text:p>0.36697</text:p>
          </table:table-cell>
          <table:table-cell office:value-type="float" office:value="0.346291" calcext:value-type="float">
            <text:p>0.346291</text:p>
          </table:table-cell>
          <table:table-cell office:value-type="float" office:value="0.020679" calcext:value-type="float">
            <text:p>0.0206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317" calcext:value-type="float">
            <text:p>0.368317</text:p>
          </table:table-cell>
          <table:table-cell office:value-type="float" office:value="0.347404" calcext:value-type="float">
            <text:p>0.347404</text:p>
          </table:table-cell>
          <table:table-cell office:value-type="float" office:value="0.020913" calcext:value-type="float">
            <text:p>0.0209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18" calcext:value-type="float">
            <text:p>0.366918</text:p>
          </table:table-cell>
          <table:table-cell office:value-type="float" office:value="0.346235" calcext:value-type="float">
            <text:p>0.346235</text:p>
          </table:table-cell>
          <table:table-cell office:value-type="float" office:value="0.020683" calcext:value-type="float">
            <text:p>0.0206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79" calcext:value-type="float">
            <text:p>0.367679</text:p>
          </table:table-cell>
          <table:table-cell office:value-type="float" office:value="0.347007" calcext:value-type="float">
            <text:p>0.347007</text:p>
          </table:table-cell>
          <table:table-cell office:value-type="float" office:value="0.020672" calcext:value-type="float">
            <text:p>0.020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29" calcext:value-type="float">
            <text:p>0.367529</text:p>
          </table:table-cell>
          <table:table-cell office:value-type="float" office:value="0.346896" calcext:value-type="float">
            <text:p>0.346896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149" calcext:value-type="float">
            <text:p>0.368149</text:p>
          </table:table-cell>
          <table:table-cell office:value-type="float" office:value="0.347473" calcext:value-type="float">
            <text:p>0.347473</text:p>
          </table:table-cell>
          <table:table-cell office:value-type="float" office:value="0.020676" calcext:value-type="float">
            <text:p>0.0206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73" calcext:value-type="float">
            <text:p>0.367673</text:p>
          </table:table-cell>
          <table:table-cell office:value-type="float" office:value="0.346843" calcext:value-type="float">
            <text:p>0.346843</text:p>
          </table:table-cell>
          <table:table-cell office:value-type="float" office:value="0.02083" calcext:value-type="float">
            <text:p>0.020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57" calcext:value-type="float">
            <text:p>0.367657</text:p>
          </table:table-cell>
          <table:table-cell office:value-type="float" office:value="0.347017" calcext:value-type="float">
            <text:p>0.347017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6" calcext:value-type="float">
            <text:p>0.367576</text:p>
          </table:table-cell>
          <table:table-cell office:value-type="float" office:value="0.346829" calcext:value-type="float">
            <text:p>0.346829</text:p>
          </table:table-cell>
          <table:table-cell office:value-type="float" office:value="0.020747" calcext:value-type="float">
            <text:p>0.0207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92" calcext:value-type="float">
            <text:p>0.367292</text:p>
          </table:table-cell>
          <table:table-cell office:value-type="float" office:value="0.346599" calcext:value-type="float">
            <text:p>0.346599</text:p>
          </table:table-cell>
          <table:table-cell office:value-type="float" office:value="0.020693" calcext:value-type="float">
            <text:p>0.020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4206" calcext:value-type="float">
            <text:p>0.394206</text:p>
          </table:table-cell>
          <table:table-cell office:value-type="float" office:value="0.373438" calcext:value-type="float">
            <text:p>0.373438</text:p>
          </table:table-cell>
          <table:table-cell office:value-type="float" office:value="0.020768" calcext:value-type="float">
            <text:p>0.0207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506" calcext:value-type="float">
            <text:p>0.375506</text:p>
          </table:table-cell>
          <table:table-cell office:value-type="float" office:value="0.354467" calcext:value-type="float">
            <text:p>0.354467</text:p>
          </table:table-cell>
          <table:table-cell office:value-type="float" office:value="0.021039" calcext:value-type="float">
            <text:p>0.021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5323" calcext:value-type="float">
            <text:p>0.375323</text:p>
          </table:table-cell>
          <table:table-cell office:value-type="float" office:value="0.354582" calcext:value-type="float">
            <text:p>0.354582</text:p>
          </table:table-cell>
          <table:table-cell office:value-type="float" office:value="0.020741" calcext:value-type="float">
            <text:p>0.0207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412" calcext:value-type="float">
            <text:p>0.374412</text:p>
          </table:table-cell>
          <table:table-cell office:value-type="float" office:value="0.353568" calcext:value-type="float">
            <text:p>0.353568</text:p>
          </table:table-cell>
          <table:table-cell office:value-type="float" office:value="0.020844" calcext:value-type="float">
            <text:p>0.02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126" calcext:value-type="float">
            <text:p>0.374126</text:p>
          </table:table-cell>
          <table:table-cell office:value-type="float" office:value="0.353482" calcext:value-type="float">
            <text:p>0.353482</text:p>
          </table:table-cell>
          <table:table-cell office:value-type="float" office:value="0.020644" calcext:value-type="float">
            <text:p>0.0206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82449" calcext:value-type="float">
            <text:p>0.382449</text:p>
          </table:table-cell>
          <table:table-cell office:value-type="float" office:value="0.361843" calcext:value-type="float">
            <text:p>0.361843</text:p>
          </table:table-cell>
          <table:table-cell office:value-type="float" office:value="0.020606" calcext:value-type="float">
            <text:p>0.0206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4446" calcext:value-type="float">
            <text:p>0.374446</text:p>
          </table:table-cell>
          <table:table-cell office:value-type="float" office:value="0.353384" calcext:value-type="float">
            <text:p>0.353384</text:p>
          </table:table-cell>
          <table:table-cell office:value-type="float" office:value="0.021062" calcext:value-type="float">
            <text:p>0.0210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389" calcext:value-type="float">
            <text:p>0.367389</text:p>
          </table:table-cell>
          <table:table-cell office:value-type="float" office:value="0.346722" calcext:value-type="float">
            <text:p>0.346722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27" calcext:value-type="float">
            <text:p>0.36927</text:p>
          </table:table-cell>
          <table:table-cell office:value-type="float" office:value="0.347829" calcext:value-type="float">
            <text:p>0.347829</text:p>
          </table:table-cell>
          <table:table-cell office:value-type="float" office:value="0.021441" calcext:value-type="float">
            <text:p>0.0214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926" calcext:value-type="float">
            <text:p>0.36926</text:p>
          </table:table-cell>
          <table:table-cell office:value-type="float" office:value="0.347992" calcext:value-type="float">
            <text:p>0.347992</text:p>
          </table:table-cell>
          <table:table-cell office:value-type="float" office:value="0.021267" calcext:value-type="float">
            <text:p>0.0212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4" calcext:value-type="float">
            <text:p>0.36764</text:p>
          </table:table-cell>
          <table:table-cell office:value-type="float" office:value="0.346853" calcext:value-type="float">
            <text:p>0.346853</text:p>
          </table:table-cell>
          <table:table-cell office:value-type="float" office:value="0.020787" calcext:value-type="float">
            <text:p>0.02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269" calcext:value-type="float">
            <text:p>0.366269</text:p>
          </table:table-cell>
          <table:table-cell office:value-type="float" office:value="0.345569" calcext:value-type="float">
            <text:p>0.345569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27" calcext:value-type="float">
            <text:p>0.367027</text:p>
          </table:table-cell>
          <table:table-cell office:value-type="float" office:value="0.346277" calcext:value-type="float">
            <text:p>0.346277</text:p>
          </table:table-cell>
          <table:table-cell office:value-type="float" office:value="0.02075" calcext:value-type="float">
            <text:p>0.02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562" calcext:value-type="float">
            <text:p>0.366562</text:p>
          </table:table-cell>
          <table:table-cell office:value-type="float" office:value="0.345912" calcext:value-type="float">
            <text:p>0.345912</text:p>
          </table:table-cell>
          <table:table-cell office:value-type="float" office:value="0.02065" calcext:value-type="float">
            <text:p>0.020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5" calcext:value-type="float">
            <text:p>0.36725</text:p>
          </table:table-cell>
          <table:table-cell office:value-type="float" office:value="0.346522" calcext:value-type="float">
            <text:p>0.346522</text:p>
          </table:table-cell>
          <table:table-cell office:value-type="float" office:value="0.020728" calcext:value-type="float">
            <text:p>0.020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407" calcext:value-type="float">
            <text:p>0.368407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0.021004" calcext:value-type="float">
            <text:p>0.0210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92" calcext:value-type="float">
            <text:p>0.367692</text:p>
          </table:table-cell>
          <table:table-cell office:value-type="float" office:value="0.347025" calcext:value-type="float">
            <text:p>0.347025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821" calcext:value-type="float">
            <text:p>0.367821</text:p>
          </table:table-cell>
          <table:table-cell office:value-type="float" office:value="0.347198" calcext:value-type="float">
            <text:p>0.347198</text:p>
          </table:table-cell>
          <table:table-cell office:value-type="float" office:value="0.020623" calcext:value-type="float">
            <text:p>0.0206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79" calcext:value-type="float">
            <text:p>0.368079</text:p>
          </table:table-cell>
          <table:table-cell office:value-type="float" office:value="0.347396" calcext:value-type="float">
            <text:p>0.347396</text:p>
          </table:table-cell>
          <table:table-cell office:value-type="float" office:value="0.020684" calcext:value-type="float">
            <text:p>0.020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445" calcext:value-type="float">
            <text:p>0.366445</text:p>
          </table:table-cell>
          <table:table-cell office:value-type="float" office:value="0.345658" calcext:value-type="float">
            <text:p>0.345658</text:p>
          </table:table-cell>
          <table:table-cell office:value-type="float" office:value="0.020787" calcext:value-type="float">
            <text:p>0.0207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7" calcext:value-type="float">
            <text:p>0.36757</text:p>
          </table:table-cell>
          <table:table-cell office:value-type="float" office:value="0.346518" calcext:value-type="float">
            <text:p>0.346518</text:p>
          </table:table-cell>
          <table:table-cell office:value-type="float" office:value="0.021052" calcext:value-type="float">
            <text:p>0.0210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6986" calcext:value-type="float">
            <text:p>0.366986</text:p>
          </table:table-cell>
          <table:table-cell office:value-type="float" office:value="0.346327" calcext:value-type="float">
            <text:p>0.346327</text:p>
          </table:table-cell>
          <table:table-cell office:value-type="float" office:value="0.020659" calcext:value-type="float">
            <text:p>0.0206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47" calcext:value-type="float">
            <text:p>0.367247</text:p>
          </table:table-cell>
          <table:table-cell office:value-type="float" office:value="0.346425" calcext:value-type="float">
            <text:p>0.346425</text:p>
          </table:table-cell>
          <table:table-cell office:value-type="float" office:value="0.020822" calcext:value-type="float">
            <text:p>0.0208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239" calcext:value-type="float">
            <text:p>0.367239</text:p>
          </table:table-cell>
          <table:table-cell office:value-type="float" office:value="0.346508" calcext:value-type="float">
            <text:p>0.346508</text:p>
          </table:table-cell>
          <table:table-cell office:value-type="float" office:value="0.020731" calcext:value-type="float">
            <text:p>0.0207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251" calcext:value-type="float">
            <text:p>0.368251</text:p>
          </table:table-cell>
          <table:table-cell office:value-type="float" office:value="0.347506" calcext:value-type="float">
            <text:p>0.347506</text:p>
          </table:table-cell>
          <table:table-cell office:value-type="float" office:value="0.020746" calcext:value-type="float">
            <text:p>0.0207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057" calcext:value-type="float">
            <text:p>0.367057</text:p>
          </table:table-cell>
          <table:table-cell office:value-type="float" office:value="0.346021" calcext:value-type="float">
            <text:p>0.346021</text:p>
          </table:table-cell>
          <table:table-cell office:value-type="float" office:value="0.021036" calcext:value-type="float">
            <text:p>0.0210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8069" calcext:value-type="float">
            <text:p>0.368069</text:p>
          </table:table-cell>
          <table:table-cell office:value-type="float" office:value="0.347364" calcext:value-type="float">
            <text:p>0.347364</text:p>
          </table:table-cell>
          <table:table-cell office:value-type="float" office:value="0.020705" calcext:value-type="float">
            <text:p>0.0207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72" calcext:value-type="float">
            <text:p>0.367172</text:p>
          </table:table-cell>
          <table:table-cell office:value-type="float" office:value="0.346505" calcext:value-type="float">
            <text:p>0.346505</text:p>
          </table:table-cell>
          <table:table-cell office:value-type="float" office:value="0.020667" calcext:value-type="float">
            <text:p>0.020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194" calcext:value-type="float">
            <text:p>0.367194</text:p>
          </table:table-cell>
          <table:table-cell office:value-type="float" office:value="0.346529" calcext:value-type="float">
            <text:p>0.346529</text:p>
          </table:table-cell>
          <table:table-cell office:value-type="float" office:value="0.020664" calcext:value-type="float">
            <text:p>0.0206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633" calcext:value-type="float">
            <text:p>0.367633</text:p>
          </table:table-cell>
          <table:table-cell office:value-type="float" office:value="0.346975" calcext:value-type="float">
            <text:p>0.346975</text:p>
          </table:table-cell>
          <table:table-cell office:value-type="float" office:value="0.020658" calcext:value-type="float">
            <text:p>0.0206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588" calcext:value-type="float">
            <text:p>0.367588</text:p>
          </table:table-cell>
          <table:table-cell office:value-type="float" office:value="0.346955" calcext:value-type="float">
            <text:p>0.346955</text:p>
          </table:table-cell>
          <table:table-cell office:value-type="float" office:value="0.020633" calcext:value-type="float">
            <text:p>0.020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67974" calcext:value-type="float">
            <text:p>0.367974</text:p>
          </table:table-cell>
          <table:table-cell office:value-type="float" office:value="0.347366" calcext:value-type="float">
            <text:p>0.347366</text:p>
          </table:table-cell>
          <table:table-cell office:value-type="float" office:value="0.020608" calcext:value-type="float">
            <text:p>0.02060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number-matrix-columns-spanned="1" table:number-matrix-rows-spanned="27" table:formula="of:=FREQUENCY([.B1:.B100];[.B105:.B13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1" calcext:value-type="float">
            <text:p>0.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0.41" calcext:value-type="float">
            <text:p>0.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0.43" calcext:value-type="float">
            <text:p>0.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21:47:49.989757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9T13:19:48.245456931</meta:creation-date>
    <dc:title>SveinGunnar</dc:title>
    <meta:editing-duration>PT19M58S</meta:editing-duration>
    <meta:editing-cycles>5</meta:editing-cycles>
    <meta:generator>LibreOffice/6.3.5.2$Linux_X86_64 LibreOffice_project/30$Build-2</meta:generator>
    <dc:date>2020-03-26T21:53:56.135356233</dc:date>
    <meta:document-statistic meta:table-count="2" meta:cell-count="1522" meta:object-count="2"/>
    <meta:template xlink:type="simple" xlink:actuate="onRequest" xlink:title="SveinGunnar" xlink:href="../../../../../Templates/SveinGunnar.ots" meta:date="2020-03-19T13:19:47.81197869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rawdata_14-2'.D106:'rawdata_14-2'.E131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'rawdata_14-2'.D106:'rawdata_14-2'.D1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data_14-2'.E106:'rawdata_14-2'.E131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'rawdata_14-2'.D106:'rawdata_14-2'.D131</svg:desc>
                </draw:g>
              </table:table-cell>
              <table:table-cell office:value-type="float" office:value="0">
                <text:p>0</text:p>
                <draw:g>
                  <svg:desc>'rawdata_14-2'.E106:'rawdata_14-2'.E131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DRAM_only.B105:DRAM_only.C130" chart:data-source-has-labels="column" svg:x="0.32cm" svg:y="0.18cm" svg:width="13.097cm" svg:height="8.64cm">
          <chartooo:coordinate-region svg:x="0.941cm" svg:y="0.332cm" svg:width="12.476cm" svg:height="7.443cm"/>
          <chart:axis chart:dimension="x" chart:name="primary-x" chart:style-name="ch4" chartooo:axis-type="auto">
            <chartooo:date-scale/>
            <chart:categories table:cell-range-address="DRAM_only.B105:DRAM_only.B1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RAM_only.C105:DRAM_only.C130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2">
                <text:p>0.2</text:p>
                <draw:g>
                  <svg:desc>DRAM_only.B105:DRAM_only.B130</svg:desc>
                </draw:g>
              </table:table-cell>
              <table:table-cell office:value-type="float" office:value="0">
                <text:p>0</text:p>
                <draw:g>
                  <svg:desc>DRAM_only.C105:DRAM_only.C130</svg:desc>
                </draw:g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